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791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555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5543in"/>
    </style:style>
    <style:style style:name="co6" style:family="table-column">
      <style:table-column-properties fo:break-before="auto" style:column-width="2.2098in"/>
    </style:style>
    <style:style style:name="co7" style:family="table-column">
      <style:table-column-properties fo:break-before="auto" style:column-width="1.2846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1.3736in"/>
    </style:style>
    <style:style style:name="co10" style:family="table-column">
      <style:table-column-properties fo:break-before="auto" style:column-width="0.3035in"/>
    </style:style>
    <style:style style:name="co11" style:family="table-column">
      <style:table-column-properties fo:break-before="auto" style:column-width="0.1819in"/>
    </style:style>
    <style:style style:name="co12" style:family="table-column">
      <style:table-column-properties fo:break-before="auto" style:column-width="0.9043in"/>
    </style:style>
    <style:style style:name="co13" style:family="table-column">
      <style:table-column-properties fo:break-before="auto" style:column-width="0.127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7543in"/>
    </style:style>
    <style:style style:name="co16" style:family="table-column">
      <style:table-column-properties fo:break-before="auto" style:column-width="0.1984in"/>
    </style:style>
    <style:style style:name="co17" style:family="table-column">
      <style:table-column-properties fo:break-before="auto" style:column-width="0.6008in"/>
    </style:style>
    <style:style style:name="co18" style:family="table-column">
      <style:table-column-properties fo:break-before="auto" style:column-width="0.4in"/>
    </style:style>
    <style:style style:name="co19" style:family="table-column">
      <style:table-column-properties fo:break-before="auto" style:column-width="0.4807in"/>
    </style:style>
    <style:style style:name="co20" style:family="table-column">
      <style:table-column-properties fo:break-before="auto" style:column-width="2.148in"/>
    </style:style>
    <style:style style:name="co21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 style:writing-mode="lr-tb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 style:writing-mode="lr-tb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 style:writing-mode="lr-tb"/>
      <style:text-properties fo:font-weight="bold" style:font-weight-asian="bold" style:font-weight-complex="bold"/>
      <style:map style:condition="cell-content-is-between(1,3)" style:apply-style-name="bahar" style:base-cell-address="Stats.E1"/>
      <style:map style:condition="cell-content-is-between(4,6)" style:apply-style-name="tabestoon" style:base-cell-address="Stats.E1"/>
      <style:map style:condition="cell-content-is-between(7,9)" style:apply-style-name="payiiz" style:base-cell-address="Stats.E1"/>
      <style:map style:condition="cell-content-is-between(10,12)" style:apply-style-name="zemsetoon" style:base-cell-address="Stats.E1"/>
    </style:style>
    <style:style style:name="ce1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-is-between(1,3)" style:apply-style-name="bahar" style:base-cell-address="Stats.E2"/>
      <style:map style:condition="cell-content-is-between(4,6)" style:apply-style-name="tabestoon" style:base-cell-address="Stats.E2"/>
      <style:map style:condition="cell-content-is-between(7,9)" style:apply-style-name="payiiz" style:base-cell-address="Stats.E2"/>
      <style:map style:condition="cell-content-is-between(10,12)" style:apply-style-name="zemsetoon" style:base-cell-address="Stats.E2"/>
    </style:style>
    <style:style style:name="ce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-is-between(1,3)" style:apply-style-name="bahar" style:base-cell-address="Stats.E22"/>
      <style:map style:condition="cell-content-is-between(4,6)" style:apply-style-name="tabestoon" style:base-cell-address="Stats.E22"/>
      <style:map style:condition="cell-content-is-between(7,9)" style:apply-style-name="payiiz" style:base-cell-address="Stats.E22"/>
      <style:map style:condition="cell-content-is-between(10,12)" style:apply-style-name="zemsetoon" style:base-cell-address="Stats.E22"/>
    </style:style>
    <style:style style:name="ce3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-is-between(1,3)" style:apply-style-name="bahar" style:base-cell-address="Stats.E2"/>
      <style:map style:condition="cell-content-is-between(4,6)" style:apply-style-name="tabestoon" style:base-cell-address="Stats.E2"/>
      <style:map style:condition="cell-content-is-between(7,9)" style:apply-style-name="payiiz" style:base-cell-address="Stats.E2"/>
      <style:map style:condition="cell-content-is-between(10,12)" style:apply-style-name="zemsetoon" style:base-cell-address="Stats.E2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map style:condition="cell-content-is-between(1,3)" style:apply-style-name="bahar" style:base-cell-address="Stats.E2"/>
      <style:map style:condition="cell-content-is-between(4,6)" style:apply-style-name="tabestoon" style:base-cell-address="Stats.E2"/>
      <style:map style:condition="cell-content-is-between(7,9)" style:apply-style-name="payiiz" style:base-cell-address="Stats.E2"/>
      <style:map style:condition="cell-content-is-between(10,12)" style:apply-style-name="zemsetoon" style:base-cell-address="Stats.E2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-is-between(1,3)" style:apply-style-name="bahar" style:base-cell-address="Stats.E2"/>
      <style:map style:condition="cell-content-is-between(4,6)" style:apply-style-name="tabestoon" style:base-cell-address="Stats.E2"/>
      <style:map style:condition="cell-content-is-between(7,9)" style:apply-style-name="payiiz" style:base-cell-address="Stats.E2"/>
      <style:map style:condition="cell-content-is-between(10,12)" style:apply-style-name="zemsetoon" style:base-cell-address="Stats.E2"/>
    </style:style>
    <style:style style:name="ce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-is-between(1,3)" style:apply-style-name="bahar" style:base-cell-address="Stats.E2"/>
      <style:map style:condition="cell-content-is-between(4,6)" style:apply-style-name="tabestoon" style:base-cell-address="Stats.E2"/>
      <style:map style:condition="cell-content-is-between(7,9)" style:apply-style-name="payiiz" style:base-cell-address="Stats.E2"/>
      <style:map style:condition="cell-content-is-between(10,12)" style:apply-style-name="zemsetoon" style:base-cell-address="Stats.E2"/>
    </style:style>
    <style:style style:name="ce3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 style:writing-mode="rl-tb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 style:writing-mode="rl-tb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</style:style>
    <style:style style:name="ce4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 style:writing-mode="lr-tb"/>
      <style:text-properties fo:font-weight="bold" style:font-weight-asian="bold" style:font-weight-complex="bold"/>
      <style:map style:condition="cell-content()&gt;=[.$O$18]*[.$O$20]" style:apply-style-name="Good" style:base-cell-address="Stats.I1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&gt;=[.$O$18]*[.$O$20]" style:apply-style-name="Good" style:base-cell-address="Stats.I1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&gt;=[.$O$18]*[.$O$20]" style:apply-style-name="Good" style:base-cell-address="Stats.I1"/>
    </style:style>
    <style:style style:name="ce5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in"/>
    </style:style>
    <style:style style:name="ce4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5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style="normal" style:font-style-asian="normal" style:font-style-complex="normal"/>
    </style:style>
    <style:style style:name="ce23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7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9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2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3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6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.$A$7])" table:allow-empty-cell="true" table:display-list="unsorted" table:base-cell-address="Stats.F2">
          <table:error-message table:message-type="stop" table:display="true"/>
        </table:content-validation>
        <table:content-validation table:name="val2" table:condition="of:cell-content-is-in-list([$data.$A$1:.$A$7])" table:allow-empty-cell="true" table:display-list="unsorted" table:base-cell-address="Stats.F1">
          <table:error-message table:message-type="stop" table:display="true"/>
        </table:content-validation>
      </table:content-validations>
      <table:table table:name="Stats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13"/>
        <table:table-column table:style-name="co6" table:default-cell-style-name="ce13"/>
        <table:table-column table:style-name="co6" table:default-cell-style-name="ce16"/>
        <table:table-column table:style-name="co7" table:default-cell-style-name="ce16"/>
        <table:table-column table:style-name="co8" table:default-cell-style-name="ce42"/>
        <table:table-column table:style-name="co9" table:default-cell-style-name="ce42"/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Default"/>
        <table:table-column table:style-name="co14" table:default-cell-style-name="ce61"/>
        <table:table-column table:style-name="co1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event id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year</text:p>
          </table:table-cell>
          <table:table-cell table:style-name="ce9" office:value-type="string" calcext:value-type="string">
            <text:p>month</text:p>
          </table:table-cell>
          <table:table-cell table:style-name="ce9" office:value-type="string" calcext:value-type="string">
            <text:p>day name</text:p>
          </table:table-cell>
          <table:table-cell table:style-name="ce39" office:value-type="string" calcext:value-type="string">
            <text:p>subject</text:p>
          </table:table-cell>
          <table:table-cell table:style-name="ce1" office:value-type="string" calcext:value-type="string">
            <text:p>presenter</text:p>
          </table:table-cell>
          <table:table-cell table:style-name="ce40" office:value-type="string" calcext:value-type="string">
            <text:p># attendees</text:p>
          </table:table-cell>
          <table:table-cell table:style-name="ce40" office:value-type="string" calcext:value-type="string">
            <text:p># actual Attendees</text:p>
          </table:table-cell>
          <table:table-cell/>
          <table:table-cell table:style-name="ce51" office:value-type="string" calcext:value-type="string" table:number-columns-spanned="5" table:number-rows-spanned="1">
            <text:p>Notes</text:p>
          </table:table-cell>
          <table:covered-table-cell table:style-name="ce51"/>
          <table:covered-table-cell table:number-columns-repeated="2" table:style-name="ce48"/>
          <table:covered-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1399-05-13</text:p>
          </table:table-cell>
          <table:table-cell table:style-name="ce7" table:formula="of:=INT(MID([.C2];1;4))" office:value-type="float" office:value="1399" calcext:value-type="float">
            <text:p>1399</text:p>
          </table:table-cell>
          <table:table-cell table:style-name="ce11" table:formula="of:=INT(MID([.C2];6;2))" office:value-type="float" office:value="5" calcext:value-type="float">
            <text:p>5</text:p>
          </table:table-cell>
          <table:table-cell table:style-name="ce38" table:content-validation-name="val1" office:value-type="string" calcext:value-type="string">
            <text:p>دو شنبه</text:p>
          </table:table-cell>
          <table:table-cell table:style-name="ce15" office:value-type="string" calcext:value-type="string">
            <text:p>یادگیری ابزارهای جدید در برنامه‌نویسی</text:p>
          </table:table-cell>
          <table:table-cell table:style-name="ce15" office:value-type="string" calcext:value-type="string">
            <text:p>محمد زارع مقدم</text:p>
          </table:table-cell>
          <table:table-cell table:style-name="ce41" table:number-columns-repeated="2"/>
          <table:table-cell/>
          <table:table-cell table:style-name="ce43" office:value-type="float" office:value="1" calcext:value-type="float">
            <text:p>1</text:p>
          </table:table-cell>
          <table:table-cell table:style-name="ce17" office:value-type="string" calcext:value-type="string">
            <text:p>#</text:p>
          </table:table-cell>
          <table:table-cell table:style-name="ce60" office:value-type="string" calcext:value-type="string">
            <text:p>=</text:p>
          </table:table-cell>
          <table:table-cell table:style-name="ce60" office:value-type="string" calcext:value-type="string" table:number-columns-spanned="2" table:number-rows-spanned="1">
            <text:p>number of …</text:p>
          </table:table-cell>
          <table:covered-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1400-02-18</text:p>
          </table:table-cell>
          <table:table-cell table:style-name="ce7" table:formula="of:=INT(MID([.C3];1;4))" office:value-type="float" office:value="1400" calcext:value-type="float">
            <text:p>1400</text:p>
          </table:table-cell>
          <table:table-cell table:style-name="ce11" table:formula="of:=INT(MID([.C3];6;2))" office:value-type="float" office:value="2" calcext:value-type="float">
            <text:p>2</text:p>
          </table:table-cell>
          <table:table-cell table:style-name="ce38" table:content-validation-name="val1" office:value-type="string" calcext:value-type="string">
            <text:p>شنبه</text:p>
          </table:table-cell>
          <table:table-cell table:style-name="ce15" office:value-type="string" calcext:value-type="string">
            <text:p>ارائه مشارکت در پروژه متن‌باز postgresql</text:p>
          </table:table-cell>
          <table:table-cell table:style-name="ce15" office:value-type="string" calcext:value-type="string">
            <text:p>هادی مشیدی</text:p>
          </table:table-cell>
          <table:table-cell table:style-name="ce41" table:number-columns-repeated="2"/>
          <table:table-cell/>
          <table:table-cell table:style-name="ce43" office:value-type="float" office:value="2" calcext:value-type="float">
            <text:p>2</text:p>
          </table:table-cell>
          <table:table-cell table:style-name="ce17" office:value-type="string" calcext:value-type="string">
            <text:p>abr</text:p>
          </table:table-cell>
          <table:table-cell table:style-name="ce60" office:value-type="string" calcext:value-type="string">
            <text:p>=</text:p>
          </table:table-cell>
          <table:table-cell table:style-name="ce60" office:value-type="string" calcext:value-type="string" table:number-columns-spanned="2" table:number-rows-spanned="1">
            <text:p>attendees absorb rate =&gt; total attendees of presenter’s sessions / (total number of sessions of presenter * 25)</text:p>
          </table:table-cell>
          <table:covered-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1400-02-25</text:p>
          </table:table-cell>
          <table:table-cell table:style-name="ce7" table:formula="of:=INT(MID([.C4];1;4))" office:value-type="float" office:value="1400" calcext:value-type="float">
            <text:p>1400</text:p>
          </table:table-cell>
          <table:table-cell table:style-name="ce11" table:formula="of:=INT(MID([.C4];6;2))" office:value-type="float" office:value="2" calcext:value-type="float">
            <text:p>2</text:p>
          </table:table-cell>
          <table:table-cell table:style-name="ce38" table:content-validation-name="val1" office:value-type="string" calcext:value-type="string">
            <text:p>شنبه</text:p>
          </table:table-cell>
          <table:table-cell table:style-name="ce15" office:value-type="string" calcext:value-type="string">
            <text:p>آشنایی با citus</text:p>
          </table:table-cell>
          <table:table-cell table:style-name="ce15" office:value-type="string" calcext:value-type="string">
            <text:p>هادی مشیدی</text:p>
          </table:table-cell>
          <table:table-cell table:style-name="ce41" table:number-columns-repeated="2"/>
          <table:table-cell/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 table:number-columns-spanned="4" table:number-rows-spanned="1">
            <text:p>green cells in #attendees column means that subject could be popular</text:p>
          </table:table-cell>
          <table:covered-table-cell table:number-columns-repeated="2" table:style-name="ce60"/>
          <table:covered-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401-09-11</text:p>
          </table:table-cell>
          <table:table-cell table:style-name="ce7" table:formula="of:=INT(MID([.C5];1;4))" office:value-type="float" office:value="1401" calcext:value-type="float">
            <text:p>1401</text:p>
          </table:table-cell>
          <table:table-cell table:style-name="ce11" table:formula="of:=INT(MID([.C5];6;2))" office:value-type="float" office:value="9" calcext:value-type="float">
            <text:p>9</text:p>
          </table:table-cell>
          <table:table-cell table:style-name="ce38" table:content-validation-name="val1" office:value-type="string" calcext:value-type="string">
            <text:p>جمعه</text:p>
          </table:table-cell>
          <table:table-cell table:style-name="ce15" office:value-type="string" calcext:value-type="string">
            <text:p>فیلترنت</text:p>
          </table:table-cell>
          <table:table-cell table:style-name="ce15" office:value-type="string" calcext:value-type="string">
            <text:p>امیر محمدی</text:p>
          </table:table-cell>
          <table:table-cell table:style-name="ce41" table:number-columns-repeated="2"/>
          <table:table-cell/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 table:number-columns-spanned="4" table:number-rows-spanned="1">
            <text:p>month columns cells represent season color </text:p>
          </table:table-cell>
          <table:covered-table-cell table:number-columns-repeated="2" table:style-name="ce60"/>
          <table:covered-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402-08-10</text:p>
          </table:table-cell>
          <table:table-cell table:style-name="ce7" table:formula="of:=INT(MID([.C6];1;4))" office:value-type="float" office:value="1402" calcext:value-type="float">
            <text:p>1402</text:p>
          </table:table-cell>
          <table:table-cell table:style-name="ce11" table:formula="of:=INT(MID([.C6];6;2))" office:value-type="float" office:value="8" calcext:value-type="float">
            <text:p>8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clean code</text:p>
          </table:table-cell>
          <table:table-cell table:style-name="ce15" office:value-type="string" calcext:value-type="string">
            <text:p>محمد زارع مقدم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7" calcext:value-type="float">
            <text:p>17</text:p>
          </table:table-cell>
          <table:table-cell/>
          <table:table-cell table:style-name="ce43"/>
          <table:table-cell table:style-name="ce17"/>
          <table:table-cell table:style-name="ce60" table:number-columns-repeated="2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402-08-24</text:p>
          </table:table-cell>
          <table:table-cell table:style-name="ce7" table:formula="of:=INT(MID([.C7];1;4))" office:value-type="float" office:value="1402" calcext:value-type="float">
            <text:p>1402</text:p>
          </table:table-cell>
          <table:table-cell table:style-name="ce11" table:formula="of:=INT(MID([.C7];6;2))" office:value-type="float" office:value="8" calcext:value-type="float">
            <text:p>8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امنیت برنامه‌های تحت وب</text:p>
          </table:table-cell>
          <table:table-cell table:style-name="ce15" office:value-type="string" calcext:value-type="string">
            <text:p>محمد زارع مقدم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402-09-29</text:p>
          </table:table-cell>
          <table:table-cell table:style-name="ce7" table:formula="of:=INT(MID([.C8];1;4))" office:value-type="float" office:value="1402" calcext:value-type="float">
            <text:p>1402</text:p>
          </table:table-cell>
          <table:table-cell table:style-name="ce11" table:formula="of:=INT(MID([.C8];6;2))" office:value-type="float" office:value="9" calcext:value-type="float">
            <text:p>9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reverse engineering on android</text:p>
          </table:table-cell>
          <table:table-cell table:style-name="ce15" office:value-type="string" calcext:value-type="string">
            <text:p>سجاد سبزه کار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402-12-02</text:p>
          </table:table-cell>
          <table:table-cell table:style-name="ce7" table:formula="of:=INT(MID([.C9];1;4))" office:value-type="float" office:value="1402" calcext:value-type="float">
            <text:p>1402</text:p>
          </table:table-cell>
          <table:table-cell table:style-name="ce11" table:formula="of:=INT(MID([.C9];6;2))" office:value-type="float" office:value="12" calcext:value-type="float">
            <text:p>12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CI/CD</text:p>
          </table:table-cell>
          <table:table-cell table:style-name="ce15" office:value-type="string" calcext:value-type="string">
            <text:p>محمد مهدی محمدی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02-12-24</text:p>
          </table:table-cell>
          <table:table-cell table:style-name="ce7" table:formula="of:=INT(MID([.C10];1;4))" office:value-type="float" office:value="1402" calcext:value-type="float">
            <text:p>1402</text:p>
          </table:table-cell>
          <table:table-cell table:style-name="ce11" table:formula="of:=INT(MID([.C10];6;2))" office:value-type="float" office:value="12" calcext:value-type="float">
            <text:p>12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scalability</text:p>
          </table:table-cell>
          <table:table-cell table:style-name="ce15" office:value-type="string" calcext:value-type="string">
            <text:p>محمد مهدی محمدی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4"/>
          <table:table-cell table:style-name="Default" table:number-columns-spanned="2" table:number-rows-spanned="1"/>
          <table:covered-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403-01-22</text:p>
          </table:table-cell>
          <table:table-cell table:style-name="ce7" table:formula="of:=INT(MID([.C11];1;4))" office:value-type="float" office:value="1403" calcext:value-type="float">
            <text:p>1403</text:p>
          </table:table-cell>
          <table:table-cell table:style-name="ce11" table:formula="of:=INT(MID([.C11];6;2))" office:value-type="float" office:value="1" calcext:value-type="float">
            <text:p>1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parch linux</text:p>
          </table:table-cell>
          <table:table-cell table:style-name="ce15" office:value-type="string" calcext:value-type="string">
            <text:p>سهراب بهدانی</text:p>
          </table:table-cell>
          <table:table-cell table:style-name="ce41" office:value-type="float" office:value="20" calcext:value-type="float">
            <text:p>20</text:p>
          </table:table-cell>
          <table:table-cell table:style-name="ce41"/>
          <table:table-cell table:number-columns-repeated="2"/>
          <table:table-cell table:style-name="Default"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403-01-29</text:p>
          </table:table-cell>
          <table:table-cell table:style-name="ce7" table:formula="of:=INT(MID([.C12];1;4))" office:value-type="float" office:value="1403" calcext:value-type="float">
            <text:p>1403</text:p>
          </table:table-cell>
          <table:table-cell table:style-name="ce11" table:formula="of:=INT(MID([.C12];6;2))" office:value-type="float" office:value="1" calcext:value-type="float">
            <text:p>1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anti patterns</text:p>
          </table:table-cell>
          <table:table-cell table:style-name="ce15" office:value-type="string" calcext:value-type="string">
            <text:p>محمد مهدی محمدی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403-01-29</text:p>
          </table:table-cell>
          <table:table-cell table:style-name="ce7"/>
          <table:table-cell table:style-name="ce11"/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آشنایی با لینوکس</text:p>
          </table:table-cell>
          <table:table-cell table:style-name="ce15" office:value-type="string" calcext:value-type="string">
            <text:p>محمد زارع مقدم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403-02-12</text:p>
          </table:table-cell>
          <table:table-cell table:style-name="ce7" table:formula="of:=INT(MID([.C14];1;4))" office:value-type="float" office:value="1403" calcext:value-type="float">
            <text:p>1403</text:p>
          </table:table-cell>
          <table:table-cell table:style-name="ce11" table:formula="of:=INT(MID([.C14];6;2))" office:value-type="float" office:value="2" calcext:value-type="float">
            <text:p>2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linux essentials</text:p>
          </table:table-cell>
          <table:table-cell table:style-name="ce15" office:value-type="string" calcext:value-type="string">
            <text:p>سعید آبادیان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403-03-07</text:p>
          </table:table-cell>
          <table:table-cell table:style-name="ce7" table:formula="of:=INT(MID([.C15];1;4))" office:value-type="float" office:value="1403" calcext:value-type="float">
            <text:p>1403</text:p>
          </table:table-cell>
          <table:table-cell table:style-name="ce11" table:formula="of:=INT(MID([.C15];6;2))" office:value-type="float" office:value="3" calcext:value-type="float">
            <text:p>3</text:p>
          </table:table-cell>
          <table:table-cell table:style-name="ce38" table:content-validation-name="val1" office:value-type="string" calcext:value-type="string">
            <text:p>دو شنبه</text:p>
          </table:table-cell>
          <table:table-cell table:style-name="ce15" office:value-type="string" calcext:value-type="string">
            <text:p>linux essentials</text:p>
          </table:table-cell>
          <table:table-cell table:style-name="ce15" office:value-type="string" calcext:value-type="string">
            <text:p>سعید آبادیان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number-columns-repeated="4"/>
          <table:table-cell table:style-name="Default" table:number-columns-spanned="2" table:number-rows-spanned="1"/>
          <table:covered-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403-03-24</text:p>
          </table:table-cell>
          <table:table-cell table:style-name="ce7" table:formula="of:=INT(MID([.C16];1;4))" office:value-type="float" office:value="1403" calcext:value-type="float">
            <text:p>1403</text:p>
          </table:table-cell>
          <table:table-cell table:style-name="ce11" table:formula="of:=INT(MID([.C16];6;2))" office:value-type="float" office:value="3" calcext:value-type="float">
            <text:p>3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linux essentials</text:p>
          </table:table-cell>
          <table:table-cell table:style-name="ce15" office:value-type="string" calcext:value-type="string">
            <text:p>سعید آبادیان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1403-04-21</text:p>
          </table:table-cell>
          <table:table-cell table:style-name="ce7" table:formula="of:=INT(MID([.C17];1;4))" office:value-type="float" office:value="1403" calcext:value-type="float">
            <text:p>1403</text:p>
          </table:table-cell>
          <table:table-cell table:style-name="ce11" table:formula="of:=INT(MID([.C17];6;2))" office:value-type="float" office:value="4" calcext:value-type="float">
            <text:p>4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‏هاستینگ (شبکه، لینوکس و چالش‌ها)</text:p>
          </table:table-cell>
          <table:table-cell table:style-name="ce15" office:value-type="string" calcext:value-type="string">
            <text:p>مسعود آجرکاران</text:p>
          </table:table-cell>
          <table:table-cell table:style-name="ce41" office:value-type="float" office:value="11" calcext:value-type="float">
            <text:p>11</text:p>
          </table:table-cell>
          <table:table-cell table:style-name="ce41"/>
          <table:table-cell table:number-columns-repeated="2"/>
          <table:table-cell table:style-name="ce51" office:value-type="string" calcext:value-type="string" table:number-columns-spanned="3" table:number-rows-spanned="1">
            <text:p>Parameters</text:p>
          </table:table-cell>
          <table:covered-table-cell table:number-columns-repeated="2"/>
          <table:table-cell table:style-name="ce2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1403-05-11</text:p>
          </table:table-cell>
          <table:table-cell table:style-name="ce7" table:formula="of:=INT(MID([.C18];1;4))" office:value-type="float" office:value="1403" calcext:value-type="float">
            <text:p>1403</text:p>
          </table:table-cell>
          <table:table-cell table:style-name="ce11" table:formula="of:=INT(MID([.C18];6;2))" office:value-type="float" office:value="5" calcext:value-type="float">
            <text:p>5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Principles of Clean Code</text:p>
          </table:table-cell>
          <table:table-cell table:style-name="ce15" office:value-type="string" calcext:value-type="string">
            <text:p>سید ایلیا زراره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number-columns-repeated="2"/>
          <table:table-cell table:style-name="ce18" office:value-type="string" calcext:value-type="string">
            <text:p>max limit</text:p>
          </table:table-cell>
          <table:table-cell table:style-name="ce60" office:value-type="string" calcext:value-type="string">
            <text:p>=</text:p>
          </table:table-cell>
          <table:table-cell table:style-name="ce21" office:value-type="float" office:value="25" calcext:value-type="float">
            <text:p>25</text:p>
          </table:table-cell>
          <table:table-cell table:style-name="ce2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1403-05-24</text:p>
          </table:table-cell>
          <table:table-cell table:style-name="ce7" table:formula="of:=INT(MID([.C19];1;4))" office:value-type="float" office:value="1403" calcext:value-type="float">
            <text:p>1403</text:p>
          </table:table-cell>
          <table:table-cell table:style-name="ce11" table:formula="of:=INT(MID([.C19];6;2))" office:value-type="float" office:value="5" calcext:value-type="float">
            <text:p>5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web3</text:p>
          </table:table-cell>
          <table:table-cell table:style-name="ce15" office:value-type="string" calcext:value-type="string">
            <text:p>محمد زارع مقدم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table:style-name="ce18" office:value-type="string" calcext:value-type="string">
            <text:p># sessions</text:p>
          </table:table-cell>
          <table:table-cell table:style-name="ce60" office:value-type="string" calcext:value-type="string">
            <text:p>=</text:p>
          </table:table-cell>
          <table:table-cell table:style-name="ce21" table:formula="of:=COUNT([.A2:.A1048576])" office:value-type="float" office:value="57" calcext:value-type="float">
            <text:p>57</text:p>
          </table:table-cell>
          <table:table-cell table:style-name="ce2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1403-06-01</text:p>
          </table:table-cell>
          <table:table-cell table:style-name="ce7" table:formula="of:=INT(MID([.C20];1;4))" office:value-type="float" office:value="1403" calcext:value-type="float">
            <text:p>1403</text:p>
          </table:table-cell>
          <table:table-cell table:style-name="ce11" table:formula="of:=INT(MID([.C20];6;2))" office:value-type="float" office:value="6" calcext:value-type="float">
            <text:p>6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راز قتل SQL</text:p>
          </table:table-cell>
          <table:table-cell table:style-name="ce15" office:value-type="string" calcext:value-type="string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number-columns-repeated="2"/>
          <table:table-cell table:style-name="ce18" office:value-type="string" calcext:value-type="string">
            <text:p>threshold</text:p>
          </table:table-cell>
          <table:table-cell table:style-name="ce60" office:value-type="string" calcext:value-type="string">
            <text:p>=</text:p>
          </table:table-cell>
          <table:table-cell table:style-name="ce52" office:value-type="float" office:value="0.7" calcext:value-type="float">
            <text:p>0.7</text:p>
          </table:table-cell>
          <table:table-cell table:style-name="ce2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1403-06-08</text:p>
          </table:table-cell>
          <table:table-cell table:style-name="ce7" table:formula="of:=INT(MID([.C21];1;4))" office:value-type="float" office:value="1403" calcext:value-type="float">
            <text:p>1403</text:p>
          </table:table-cell>
          <table:table-cell table:style-name="ce11" table:formula="of:=INT(MID([.C21];6;2))" office:value-type="float" office:value="6" calcext:value-type="float">
            <text:p>6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ctf</text:p>
          </table:table-cell>
          <table:table-cell table:style-name="ce15" office:value-type="string" calcext:value-type="string">
            <text:p>علی عبداللهی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1403-06-14</text:p>
          </table:table-cell>
          <table:table-cell table:style-name="ce7" table:formula="of:=INT(MID([.C22];1;4))" office:value-type="float" office:value="1403" calcext:value-type="float">
            <text:p>1403</text:p>
          </table:table-cell>
          <table:table-cell table:style-name="ce33" table:formula="of:=INT(MID([.C22];6;2))" office:value-type="float" office:value="6" calcext:value-type="float">
            <text:p>6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‏مانیتورینگ</text:p>
          </table:table-cell>
          <table:table-cell table:style-name="ce15" office:value-type="string" calcext:value-type="string">
            <text:p>محمد مهدی محمدی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1403-07-05</text:p>
          </table:table-cell>
          <table:table-cell table:style-name="ce7" table:formula="of:=INT(MID([.C23];1;4))" office:value-type="float" office:value="1403" calcext:value-type="float">
            <text:p>1403</text:p>
          </table:table-cell>
          <table:table-cell table:style-name="ce34" table:formula="of:=INT(MID([.C23];6;2))" office:value-type="float" office:value="7" calcext:value-type="float">
            <text:p>7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آزادی نرم‌افزار</text:p>
          </table:table-cell>
          <table:table-cell table:style-name="ce15" office:value-type="string" calcext:value-type="string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1403-07-18</text:p>
          </table:table-cell>
          <table:table-cell table:style-name="ce7" table:formula="of:=INT(MID([.C24];1;4))" office:value-type="float" office:value="1403" calcext:value-type="float">
            <text:p>1403</text:p>
          </table:table-cell>
          <table:table-cell table:style-name="ce34" table:formula="of:=INT(MID([.C24];6;2))" office:value-type="float" office:value="7" calcext:value-type="float">
            <text:p>7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کارگاه گیت</text:p>
          </table:table-cell>
          <table:table-cell table:style-name="ce15" office:value-type="string" calcext:value-type="string">
            <text:p>سعید آبادیان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1403-08-16</text:p>
          </table:table-cell>
          <table:table-cell table:style-name="ce7" table:formula="of:=INT(MID([.C25];1;4))" office:value-type="float" office:value="1403" calcext:value-type="float">
            <text:p>1403</text:p>
          </table:table-cell>
          <table:table-cell table:style-name="ce33" table:formula="of:=INT(MID([.C25];6;2))" office:value-type="float" office:value="8" calcext:value-type="float">
            <text:p>8</text:p>
          </table:table-cell>
          <table:table-cell table:style-name="ce38" table:content-validation-name="val1" office:value-type="string" calcext:value-type="string">
            <text:p>چهارشنبه</text:p>
          </table:table-cell>
          <table:table-cell table:style-name="ce15" office:value-type="string" calcext:value-type="string">
            <text:p>عتیقه‌های دیجیتال</text:p>
          </table:table-cell>
          <table:table-cell table:style-name="ce15" office:value-type="string" calcext:value-type="string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1403-09-01</text:p>
          </table:table-cell>
          <table:table-cell table:style-name="ce7" table:formula="of:=INT(MID([.C26];1;4))" office:value-type="float" office:value="1403" calcext:value-type="float">
            <text:p>1403</text:p>
          </table:table-cell>
          <table:table-cell table:style-name="ce33" table:formula="of:=INT(MID([.C26];6;2))" office:value-type="float" office:value="9" calcext:value-type="float">
            <text:p>9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go</text:p>
          </table:table-cell>
          <table:table-cell table:style-name="ce15" office:value-type="string" calcext:value-type="string">
            <text:p>محمد مهدی محمدی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1403-10-01</text:p>
          </table:table-cell>
          <table:table-cell table:style-name="ce7" table:formula="of:=INT(MID([.C27];1;4))" office:value-type="float" office:value="1403" calcext:value-type="float">
            <text:p>1403</text:p>
          </table:table-cell>
          <table:table-cell table:style-name="ce34" table:formula="of:=INT(MID([.C27];6;2))" office:value-type="float" office:value="10" calcext:value-type="float">
            <text:p>10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آشنایی با nixos</text:p>
          </table:table-cell>
          <table:table-cell table:style-name="ce15" office:value-type="string" calcext:value-type="string">
            <text:p>محمد مهدی محمدی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1403-10-01</text:p>
          </table:table-cell>
          <table:table-cell table:style-name="ce7" table:formula="of:=INT(MID([.C28];1;4))" office:value-type="float" office:value="1403" calcext:value-type="float">
            <text:p>1403</text:p>
          </table:table-cell>
          <table:table-cell table:style-name="ce34" table:formula="of:=INT(MID([.C28];6;2))" office:value-type="float" office:value="10" calcext:value-type="float">
            <text:p>10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آشنایی با docker</text:p>
          </table:table-cell>
          <table:table-cell table:style-name="ce15" office:value-type="string" calcext:value-type="string">
            <text:p>محمد امین یعقوبی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1403-10-01</text:p>
          </table:table-cell>
          <table:table-cell table:style-name="ce7" table:formula="of:=INT(MID([.C29];1;4))" office:value-type="float" office:value="1403" calcext:value-type="float">
            <text:p>1403</text:p>
          </table:table-cell>
          <table:table-cell table:style-name="ce33" table:formula="of:=INT(MID([.C29];6;2))" office:value-type="float" office:value="10" calcext:value-type="float">
            <text:p>10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مشارکت در کرنل لینوکس</text:p>
          </table:table-cell>
          <table:table-cell table:style-name="ce15" office:value-type="string" calcext:value-type="string">
            <text:p>امیر محمدی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1403-10-01</text:p>
          </table:table-cell>
          <table:table-cell table:style-name="ce7" table:formula="of:=INT(MID([.C30];1;4))" office:value-type="float" office:value="1403" calcext:value-type="float">
            <text:p>1403</text:p>
          </table:table-cell>
          <table:table-cell table:style-name="ce33" table:formula="of:=INT(MID([.C30];6;2))" office:value-type="float" office:value="10" calcext:value-type="float">
            <text:p>10</text:p>
          </table:table-cell>
          <table:table-cell table:style-name="ce38" table:content-validation-name="val1" office:value-type="string" calcext:value-type="string">
            <text:p>پنج شنبه</text:p>
          </table:table-cell>
          <table:table-cell table:style-name="ce15" office:value-type="string" calcext:value-type="string">
            <text:p>استگانوگرافی و رمزنگاری</text:p>
          </table:table-cell>
          <table:table-cell table:style-name="ce15" office:value-type="string" calcext:value-type="string">
            <text:p>علیرضا حسن‌زاده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number-columns-repeated="2"/>
          <table:table-cell table:style-name="ce7" table:formula="of:=INT(MID([.C31];1;4))" office:value-type="string" office:string-value="" calcext:value-type="error">
            <text:p>#VALUE!</text:p>
          </table:table-cell>
          <table:table-cell table:style-name="ce34" table:formula="of:=INT(MID([.C31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table:number-columns-repeated="2"/>
          <table:table-cell table:style-name="ce7" table:formula="of:=INT(MID([.C32];1;4))" office:value-type="string" office:string-value="" calcext:value-type="error">
            <text:p>#VALUE!</text:p>
          </table:table-cell>
          <table:table-cell table:style-name="ce34" table:formula="of:=INT(MID([.C32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number-columns-repeated="2"/>
          <table:table-cell table:style-name="ce7" table:formula="of:=INT(MID([.C33];1;4))" office:value-type="string" office:string-value="" calcext:value-type="error">
            <text:p>#VALUE!</text:p>
          </table:table-cell>
          <table:table-cell table:style-name="ce33" table:formula="of:=INT(MID([.C33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table:number-columns-repeated="2"/>
          <table:table-cell table:style-name="ce7" table:formula="of:=INT(MID([.C34];1;4))" office:value-type="string" office:string-value="" calcext:value-type="error">
            <text:p>#VALUE!</text:p>
          </table:table-cell>
          <table:table-cell table:style-name="ce33" table:formula="of:=INT(MID([.C34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table:number-columns-repeated="2"/>
          <table:table-cell table:style-name="ce7" table:formula="of:=INT(MID([.C35];1;4))" office:value-type="string" office:string-value="" calcext:value-type="error">
            <text:p>#VALUE!</text:p>
          </table:table-cell>
          <table:table-cell table:style-name="ce34" table:formula="of:=INT(MID([.C35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INT(MID([.C36];1;4))" office:value-type="string" office:string-value="" calcext:value-type="error">
            <text:p>#VALUE!</text:p>
          </table:table-cell>
          <table:table-cell table:style-name="ce34" table:formula="of:=INT(MID([.C36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table:number-columns-repeated="2"/>
          <table:table-cell table:style-name="ce7" table:formula="of:=INT(MID([.C37];1;4))" office:value-type="string" office:string-value="" calcext:value-type="error">
            <text:p>#VALUE!</text:p>
          </table:table-cell>
          <table:table-cell table:style-name="ce33" table:formula="of:=INT(MID([.C37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table:number-columns-repeated="2"/>
          <table:table-cell table:style-name="ce7" table:formula="of:=INT(MID([.C38];1;4))" office:value-type="string" office:string-value="" calcext:value-type="error">
            <text:p>#VALUE!</text:p>
          </table:table-cell>
          <table:table-cell table:style-name="ce33" table:formula="of:=INT(MID([.C38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7" table:formula="of:=INT(MID([.C39];1;4))" office:value-type="string" office:string-value="" calcext:value-type="error">
            <text:p>#VALUE!</text:p>
          </table:table-cell>
          <table:table-cell table:style-name="ce34" table:formula="of:=INT(MID([.C39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table:number-columns-repeated="2"/>
          <table:table-cell table:style-name="ce7" table:formula="of:=INT(MID([.C40];1;4))" office:value-type="string" office:string-value="" calcext:value-type="error">
            <text:p>#VALUE!</text:p>
          </table:table-cell>
          <table:table-cell table:style-name="ce34" table:formula="of:=INT(MID([.C40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INT(MID([.C41];1;4))" office:value-type="string" office:string-value="" calcext:value-type="error">
            <text:p>#VALUE!</text:p>
          </table:table-cell>
          <table:table-cell table:style-name="ce33" table:formula="of:=INT(MID([.C41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table:number-columns-repeated="2"/>
          <table:table-cell table:style-name="ce7" table:formula="of:=INT(MID([.C42];1;4))" office:value-type="string" office:string-value="" calcext:value-type="error">
            <text:p>#VALUE!</text:p>
          </table:table-cell>
          <table:table-cell table:style-name="ce33" table:formula="of:=INT(MID([.C42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table:number-columns-repeated="2"/>
          <table:table-cell table:style-name="ce7" table:formula="of:=INT(MID([.C43];1;4))" office:value-type="string" office:string-value="" calcext:value-type="error">
            <text:p>#VALUE!</text:p>
          </table:table-cell>
          <table:table-cell table:style-name="ce34" table:formula="of:=INT(MID([.C43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table:number-columns-repeated="2"/>
          <table:table-cell table:style-name="ce7" table:formula="of:=INT(MID([.C44];1;4))" office:value-type="string" office:string-value="" calcext:value-type="error">
            <text:p>#VALUE!</text:p>
          </table:table-cell>
          <table:table-cell table:style-name="ce34" table:formula="of:=INT(MID([.C44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table:number-columns-repeated="2"/>
          <table:table-cell table:style-name="ce7" table:formula="of:=INT(MID([.C45];1;4))" office:value-type="string" office:string-value="" calcext:value-type="error">
            <text:p>#VALUE!</text:p>
          </table:table-cell>
          <table:table-cell table:style-name="ce33" table:formula="of:=INT(MID([.C45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INT(MID([.C46];1;4))" office:value-type="string" office:string-value="" calcext:value-type="error">
            <text:p>#VALUE!</text:p>
          </table:table-cell>
          <table:table-cell table:style-name="ce33" table:formula="of:=INT(MID([.C46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table:number-columns-repeated="2"/>
          <table:table-cell table:style-name="ce7" table:formula="of:=INT(MID([.C47];1;4))" office:value-type="string" office:string-value="" calcext:value-type="error">
            <text:p>#VALUE!</text:p>
          </table:table-cell>
          <table:table-cell table:style-name="ce34" table:formula="of:=INT(MID([.C47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INT(MID([.C48];1;4))" office:value-type="string" office:string-value="" calcext:value-type="error">
            <text:p>#VALUE!</text:p>
          </table:table-cell>
          <table:table-cell table:style-name="ce34" table:formula="of:=INT(MID([.C48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INT(MID([.C49];1;4))" office:value-type="string" office:string-value="" calcext:value-type="error">
            <text:p>#VALUE!</text:p>
          </table:table-cell>
          <table:table-cell table:style-name="ce33" table:formula="of:=INT(MID([.C49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table:number-columns-repeated="2"/>
          <table:table-cell table:style-name="ce7" table:formula="of:=INT(MID([.C50];1;4))" office:value-type="string" office:string-value="" calcext:value-type="error">
            <text:p>#VALUE!</text:p>
          </table:table-cell>
          <table:table-cell table:style-name="ce33" table:formula="of:=INT(MID([.C50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table:number-columns-repeated="2"/>
          <table:table-cell table:style-name="ce7" table:formula="of:=INT(MID([.C51];1;4))" office:value-type="string" office:string-value="" calcext:value-type="error">
            <text:p>#VALUE!</text:p>
          </table:table-cell>
          <table:table-cell table:style-name="ce34" table:formula="of:=INT(MID([.C51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table:number-columns-repeated="2"/>
          <table:table-cell table:style-name="ce7" table:formula="of:=INT(MID([.C52];1;4))" office:value-type="string" office:string-value="" calcext:value-type="error">
            <text:p>#VALUE!</text:p>
          </table:table-cell>
          <table:table-cell table:style-name="ce34" table:formula="of:=INT(MID([.C52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table:number-columns-repeated="2"/>
          <table:table-cell table:style-name="ce7" table:formula="of:=INT(MID([.C53];1;4))" office:value-type="string" office:string-value="" calcext:value-type="error">
            <text:p>#VALUE!</text:p>
          </table:table-cell>
          <table:table-cell table:style-name="ce33" table:formula="of:=INT(MID([.C53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table:number-columns-repeated="2"/>
          <table:table-cell table:style-name="ce7" table:formula="of:=INT(MID([.C54];1;4))" office:value-type="string" office:string-value="" calcext:value-type="error">
            <text:p>#VALUE!</text:p>
          </table:table-cell>
          <table:table-cell table:style-name="ce33" table:formula="of:=INT(MID([.C54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table:number-columns-repeated="2"/>
          <table:table-cell table:style-name="ce7" table:formula="of:=INT(MID([.C55];1;4))" office:value-type="string" office:string-value="" calcext:value-type="error">
            <text:p>#VALUE!</text:p>
          </table:table-cell>
          <table:table-cell table:style-name="ce34" table:formula="of:=INT(MID([.C55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table:number-columns-repeated="2"/>
          <table:table-cell table:style-name="ce7" table:formula="of:=INT(MID([.C56];1;4))" office:value-type="string" office:string-value="" calcext:value-type="error">
            <text:p>#VALUE!</text:p>
          </table:table-cell>
          <table:table-cell table:style-name="ce34" table:formula="of:=INT(MID([.C56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7" table:formula="of:=INT(MID([.C57];1;4))" office:value-type="string" office:string-value="" calcext:value-type="error">
            <text:p>#VALUE!</text:p>
          </table:table-cell>
          <table:table-cell table:style-name="ce33" table:formula="of:=INT(MID([.C57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table:number-columns-repeated="2"/>
          <table:table-cell table:style-name="ce7" table:formula="of:=INT(MID([.C58];1;4))" office:value-type="string" office:string-value="" calcext:value-type="error">
            <text:p>#VALUE!</text:p>
          </table:table-cell>
          <table:table-cell table:style-name="ce33" table:formula="of:=INT(MID([.C58];6;2))" office:value-type="string" office:string-value="" calcext:value-type="error">
            <text:p>#VALUE!</text:p>
          </table:table-cell>
          <table:table-cell table:style-name="ce38" table:content-validation-name="val1"/>
          <table:table-cell table:style-name="ce15" table:number-columns-repeated="2"/>
          <table:table-cell table:style-name="ce41" table:number-columns-repeated="2"/>
          <table:table-cell table:number-columns-repeated="6"/>
        </table:table-row>
        <table:table-row table:style-name="ro1" table:number-rows-repeated="253">
          <table:table-cell table:number-columns-repeated="4"/>
          <table:table-cell table:style-name="ce12" table:number-columns-repeated="2"/>
          <table:table-cell table:number-columns-repeated="10"/>
        </table:table-row>
        <table:table-row table:style-name="ro1" table:number-rows-repeated="1048264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tats.E59:Stats.F1048576 Stats.E2:Stats.F21 Stats.E23:Stats.E24 Stats.E27:Stats.E1048576 Stats.F22:Stats.F58">
            <calcext:condition calcext:apply-style-name="bahar" calcext:value="between(1,3)" calcext:base-cell-address="Stats.E2"/>
            <calcext:condition calcext:apply-style-name="tabestoon" calcext:value="between(4,6)" calcext:base-cell-address="Stats.E2"/>
            <calcext:condition calcext:apply-style-name="payiiz" calcext:value="between(7,9)" calcext:base-cell-address="Stats.E2"/>
            <calcext:condition calcext:apply-style-name="zemsetoon" calcext:value="between(10,12)" calcext:base-cell-address="Stats.E2"/>
          </calcext:conditional-format>
          <calcext:conditional-format calcext:target-range-address="Stats.E2:Stats.F21 Stats.E23:Stats.E24 Stats.F22:Stats.F58 Stats.E27:Stats.E28 Stats.E31:Stats.E32 Stats.E35:Stats.E36 Stats.E39:Stats.E40 Stats.E43:Stats.E44 Stats.E47:Stats.E48 Stats.E51:Stats.E52 Stats.E55:Stats.E56">
            <calcext:condition calcext:apply-style-name="bahar" calcext:value="between(1,3)" calcext:base-cell-address="Stats.E2"/>
            <calcext:condition calcext:apply-style-name="tabestoon" calcext:value="between(4,6)" calcext:base-cell-address="Stats.E2"/>
            <calcext:condition calcext:apply-style-name="payiiz" calcext:value="between(7,9)" calcext:base-cell-address="Stats.E2"/>
            <calcext:condition calcext:apply-style-name="zemsetoon" calcext:value="between(10,12)" calcext:base-cell-address="Stats.E2"/>
          </calcext:conditional-format>
          <calcext:conditional-format calcext:target-range-address="Stats.F2:Stats.F58">
            <calcext:condition calcext:apply-style-name="Good" calcext:value="between(1,3)" calcext:base-cell-address="Stats.F2"/>
          </calcext:conditional-format>
          <calcext:conditional-format calcext:target-range-address="Stats.E1:Stats.F21 Stats.E23:Stats.E24 Stats.F22:Stats.F58 Stats.E27:Stats.E28 Stats.E31:Stats.E32 Stats.E35:Stats.E36 Stats.E39:Stats.E40 Stats.E43:Stats.E44 Stats.E47:Stats.E48 Stats.E51:Stats.E52 Stats.E55:Stats.E56">
            <calcext:condition calcext:apply-style-name="bahar" calcext:value="between(1,3)" calcext:base-cell-address="Stats.E1"/>
            <calcext:condition calcext:apply-style-name="tabestoon" calcext:value="between(4,6)" calcext:base-cell-address="Stats.E1"/>
            <calcext:condition calcext:apply-style-name="payiiz" calcext:value="between(7,9)" calcext:base-cell-address="Stats.E1"/>
            <calcext:condition calcext:apply-style-name="zemsetoon" calcext:value="between(10,12)" calcext:base-cell-address="Stats.E1"/>
          </calcext:conditional-format>
          <calcext:conditional-format calcext:target-range-address="Stats.I1:Stats.J1048576">
            <calcext:condition calcext:apply-style-name="Good" calcext:value="&gt;=[.$O$18]*[.$O$20]" calcext:base-cell-address="Stats.I1"/>
          </calcext:conditional-format>
          <calcext:conditional-format calcext:target-range-address="Stats.E22:Stats.E58">
            <calcext:condition calcext:apply-style-name="bahar" calcext:value="between(1,3)" calcext:base-cell-address="Stats.E22"/>
            <calcext:condition calcext:apply-style-name="tabestoon" calcext:value="between(4,6)" calcext:base-cell-address="Stats.E22"/>
            <calcext:condition calcext:apply-style-name="payiiz" calcext:value="between(7,9)" calcext:base-cell-address="Stats.E22"/>
            <calcext:condition calcext:apply-style-name="zemsetoon" calcext:value="between(10,12)" calcext:base-cell-address="Stats.E22"/>
          </calcext:conditional-format>
          <calcext:conditional-format calcext:target-range-address="Stats.E22:Stats.E58">
            <calcext:condition calcext:apply-style-name="bahar" calcext:value="between(1,3)" calcext:base-cell-address="Stats.E22"/>
            <calcext:condition calcext:apply-style-name="tabestoon" calcext:value="between(4,6)" calcext:base-cell-address="Stats.E22"/>
            <calcext:condition calcext:apply-style-name="payiiz" calcext:value="between(7,9)" calcext:base-cell-address="Stats.E22"/>
            <calcext:condition calcext:apply-style-name="zemsetoon" calcext:value="between(10,12)" calcext:base-cell-address="Stats.E22"/>
          </calcext:conditional-format>
          <calcext:conditional-format calcext:target-range-address="Stats.E22:Stats.E58">
            <calcext:condition calcext:apply-style-name="bahar" calcext:value="between(1,3)" calcext:base-cell-address="Stats.E22"/>
            <calcext:condition calcext:apply-style-name="tabestoon" calcext:value="between(4,6)" calcext:base-cell-address="Stats.E22"/>
            <calcext:condition calcext:apply-style-name="payiiz" calcext:value="between(7,9)" calcext:base-cell-address="Stats.E22"/>
            <calcext:condition calcext:apply-style-name="zemsetoon" calcext:value="between(10,12)" calcext:base-cell-address="Stats.E22"/>
          </calcext:conditional-format>
        </calcext:conditional-formats>
      </table:table>
      <table:table table:name="Seasons #sessions" table:style-name="ta1">
        <table:shapes>
          <draw:frame draw:z-index="0" draw:style-name="gr1" draw:text-style-name="P1" svg:width="6.2988in" svg:height="3.5429in" svg:x="4.6571in" svg:y="0.1461in">
            <draw:object draw:notify-on-update-of-ranges="'Seasons #sessions'.B1:'Seasons #sessions'.E1 'Seasons #sessions'.A2:'Seasons #sessions'.A2 'Seasons #sessions'.B2:'Seasons #sessions'.E2 'Seasons #sessions'.A3:'Seasons #sessions'.A3 'Seasons #sessions'.B3:'Seasons #sessions'.E3 'Seasons #sessions'.A4:'Seasons #sessions'.A4 'Seasons #sessions'.B4:'Seasons #sessions'.E4 'Seasons #sessions'.A5:'Seasons #sessions'.A5 'Seasons #sessions'.B5:'Seasons #sessions'.E5 'Seasons #sessions'.A6:'Seasons #sessions'.A6 'Seasons #sessions'.B6:'Seasons #sessions'.E6 'Seasons #sessions'.A7:'Seasons #sessions'.A7 'Seasons #sessions'.B7:'Seasons #sessions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5" table:default-cell-style-name="ce3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autumn</text:p>
          </table:table-cell>
          <table:table-cell table:style-name="ce2" office:value-type="string" calcext:value-type="string">
            <text:p>winter</text:p>
          </table:table-cell>
        </table:table-row>
        <table:table-row table:style-name="ro1">
          <table:table-cell table:style-name="ce14" office:value-type="float" office:value="1399" calcext:value-type="float">
            <text:p>1399</text:p>
          </table:table-cell>
          <table:table-cell table:style-name="ce14" table:formula="of:=COUNTIFS([$Stats.D2:.D1048576] ;  [.A2]; [$Stats.E2:.E1048576] ; &quot;&gt;=1&quot;; [$Stats.E2:.E1048576] ; &quot;&lt;=3&quot;)" office:value-type="float" office:value="0" calcext:value-type="float">
            <text:p>0</text:p>
          </table:table-cell>
          <table:table-cell table:style-name="ce14" table:formula="of:=COUNTIFS([$Stats.D2:.D1048576] ;  [.A2]; [$Stats.E2:.E1048576] ; &quot;&gt;=4&quot;; [$Stats.E2:.E1048576] ; &quot;&lt;=6&quot;)" office:value-type="float" office:value="1" calcext:value-type="float">
            <text:p>1</text:p>
          </table:table-cell>
          <table:table-cell table:style-name="ce14" table:formula="of:=COUNTIFS([$Stats.D2:.D1048576] ;  [.A2]; [$Stats.E2:.E1048576] ; &quot;&gt;=7&quot;; [$Stats.E2:.E1048576] ; &quot;&lt;=9&quot;)" office:value-type="float" office:value="0" calcext:value-type="float">
            <text:p>0</text:p>
          </table:table-cell>
          <table:table-cell table:style-name="ce14" table:formula="of:=COUNTIFS([$Stats.D2:.D1048576] ;  [.A2]; [$Stats.E2:.E1048576] ; &quot;&gt;=10&quot;; [$Stats.E2:.E1048576] ; &quot;&lt;=12&quot;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4" table:formula="of:=COUNTIFS([$Stats.D2:.D1048576] ;  [.A3]; [$Stats.E2:.E1048576] ; &quot;&gt;=1&quot;; [$Stats.E2:.E1048576] ; &quot;&lt;=3&quot;)" office:value-type="float" office:value="2" calcext:value-type="float">
            <text:p>2</text:p>
          </table:table-cell>
          <table:table-cell table:style-name="ce14" table:formula="of:=COUNTIFS([$Stats.D2:.D1048576] ;  [.A3]; [$Stats.E2:.E1048576] ; &quot;&gt;=4&quot;; [$Stats.E2:.E1048576] ; &quot;&lt;=6&quot;)" office:value-type="float" office:value="0" calcext:value-type="float">
            <text:p>0</text:p>
          </table:table-cell>
          <table:table-cell table:style-name="ce14" table:formula="of:=COUNTIFS([$Stats.D2:.D1048576] ;  [.A3]; [$Stats.E2:.E1048576] ; &quot;&gt;=7&quot;; [$Stats.E2:.E1048576] ; &quot;&lt;=9&quot;)" office:value-type="float" office:value="0" calcext:value-type="float">
            <text:p>0</text:p>
          </table:table-cell>
          <table:table-cell table:style-name="ce14" table:formula="of:=COUNTIFS([$Stats.D2:.D1048576] ;  [.A3]; [$Stats.E2:.E1048576] ; &quot;&gt;=10&quot;; [$Stats.E2:.E1048576] ; &quot;&lt;=12&quot;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4" table:formula="of:=COUNTIFS([$Stats.D2:.D1048576] ;  [.A4]; [$Stats.E2:.E1048576] ; &quot;&gt;=1&quot;; [$Stats.E2:.E1048576] ; &quot;&lt;=3&quot;)" office:value-type="float" office:value="0" calcext:value-type="float">
            <text:p>0</text:p>
          </table:table-cell>
          <table:table-cell table:style-name="ce14" table:formula="of:=COUNTIFS([$Stats.D2:.D1048576] ;  [.A4]; [$Stats.E2:.E1048576] ; &quot;&gt;=4&quot;; [$Stats.E2:.E1048576] ; &quot;&lt;=6&quot;)" office:value-type="float" office:value="0" calcext:value-type="float">
            <text:p>0</text:p>
          </table:table-cell>
          <table:table-cell table:style-name="ce14" table:formula="of:=COUNTIFS([$Stats.D2:.D1048576] ;  [.A4]; [$Stats.E2:.E1048576] ; &quot;&gt;=7&quot;; [$Stats.E2:.E1048576] ; &quot;&lt;=9&quot;)" office:value-type="float" office:value="1" calcext:value-type="float">
            <text:p>1</text:p>
          </table:table-cell>
          <table:table-cell table:style-name="ce14" table:formula="of:=COUNTIFS([$Stats.D2:.D1048576] ;  [.A4]; [$Stats.E2:.E1048576] ; &quot;&gt;=10&quot;; [$Stats.E2:.E1048576] ; &quot;&lt;=12&quot;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4" table:formula="of:=COUNTIFS([$Stats.D2:.D1048576] ;  [.A5]; [$Stats.E2:.E1048576] ; &quot;&gt;=1&quot;; [$Stats.E2:.E1048576] ; &quot;&lt;=3&quot;)" office:value-type="float" office:value="0" calcext:value-type="float">
            <text:p>0</text:p>
          </table:table-cell>
          <table:table-cell table:style-name="ce14" table:formula="of:=COUNTIFS([$Stats.D2:.D1048576] ;  [.A5]; [$Stats.E2:.E1048576] ; &quot;&gt;=4&quot;; [$Stats.E2:.E1048576] ; &quot;&lt;=6&quot;)" office:value-type="float" office:value="0" calcext:value-type="float">
            <text:p>0</text:p>
          </table:table-cell>
          <table:table-cell table:style-name="ce14" table:formula="of:=COUNTIFS([$Stats.D2:.D1048576] ;  [.A5]; [$Stats.E2:.E1048576] ; &quot;&gt;=7&quot;; [$Stats.E2:.E1048576] ; &quot;&lt;=9&quot;)" office:value-type="float" office:value="3" calcext:value-type="float">
            <text:p>3</text:p>
          </table:table-cell>
          <table:table-cell table:style-name="ce14" table:formula="of:=COUNTIFS([$Stats.D2:.D1048576] ;  [.A5]; [$Stats.E2:.E1048576] ; &quot;&gt;=10&quot;; [$Stats.E2:.E1048576] ; &quot;&lt;=12&quot;)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4" table:formula="of:=COUNTIFS([$Stats.D2:.D1048576] ;  [.A6]; [$Stats.E2:.E1048576] ; &quot;&gt;=1&quot;; [$Stats.E2:.E1048576] ; &quot;&lt;=3&quot;)" office:value-type="float" office:value="5" calcext:value-type="float">
            <text:p>5</text:p>
          </table:table-cell>
          <table:table-cell table:style-name="ce14" table:formula="of:=COUNTIFS([$Stats.D2:.D1048576] ;  [.A6]; [$Stats.E2:.E1048576] ; &quot;&gt;=4&quot;; [$Stats.E2:.E1048576] ; &quot;&lt;=6&quot;)" office:value-type="float" office:value="6" calcext:value-type="float">
            <text:p>6</text:p>
          </table:table-cell>
          <table:table-cell table:style-name="ce14" table:formula="of:=COUNTIFS([$Stats.D2:.D1048576] ;  [.A6]; [$Stats.E2:.E1048576] ; &quot;&gt;=7&quot;; [$Stats.E2:.E1048576] ; &quot;&lt;=9&quot;)" office:value-type="float" office:value="4" calcext:value-type="float">
            <text:p>4</text:p>
          </table:table-cell>
          <table:table-cell table:style-name="ce14" table:formula="of:=COUNTIFS([$Stats.D2:.D1048576] ;  [.A6]; [$Stats.E2:.E1048576] ; &quot;&gt;=10&quot;; [$Stats.E2:.E1048576] ; &quot;&lt;=12&quot;)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4" table:formula="of:=COUNTIFS([$Stats.D2:.D1048576] ;  [.A7]; [$Stats.E2:.E1048576] ; &quot;&gt;=1&quot;; [$Stats.E2:.E1048576] ; &quot;&lt;=3&quot;)" office:value-type="float" office:value="0" calcext:value-type="float">
            <text:p>0</text:p>
          </table:table-cell>
          <table:table-cell table:style-name="ce14" table:formula="of:=COUNTIFS([$Stats.D2:.D1048576] ;  [.A7]; [$Stats.E2:.E1048576] ; &quot;&gt;=4&quot;; [$Stats.E2:.E1048576] ; &quot;&lt;=6&quot;)" office:value-type="float" office:value="0" calcext:value-type="float">
            <text:p>0</text:p>
          </table:table-cell>
          <table:table-cell table:style-name="ce14" table:formula="of:=COUNTIFS([$Stats.D2:.D1048576] ;  [.A7]; [$Stats.E2:.E1048576] ; &quot;&gt;=7&quot;; [$Stats.E2:.E1048576] ; &quot;&lt;=9&quot;)" office:value-type="float" office:value="0" calcext:value-type="float">
            <text:p>0</text:p>
          </table:table-cell>
          <table:table-cell table:style-name="ce14" table:formula="of:=COUNTIFS([$Stats.D2:.D1048576] ;  [.A7]; [$Stats.E2:.E1048576] ; &quot;&gt;=10&quot;; [$Stats.E2:.E1048576] ; &quot;&lt;=12&quot;)" office:value-type="float" office:value="0" calcext:value-type="float">
            <text:p>0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asons #attendees" table:style-name="ta1">
        <table:shapes>
          <draw:frame draw:z-index="0" draw:style-name="gr1" draw:text-style-name="P1" svg:width="6.2988in" svg:height="3.5429in" svg:x="5.0374in" svg:y="0.2657in">
            <draw:object draw:notify-on-update-of-ranges="'Seasons #attendees'.B1:'Seasons #attendees'.E1 'Seasons #attendees'.A2:'Seasons #attendees'.A2 'Seasons #attendees'.B2:'Seasons #attendees'.E2 'Seasons #attendees'.A3:'Seasons #attendees'.A3 'Seasons #attendees'.B3:'Seasons #attendees'.E3 'Seasons #attendees'.A4:'Seasons #attendees'.A4 'Seasons #attendees'.B4:'Seasons #attendees'.E4 'Seasons #attendees'.A5:'Seasons #attendees'.A5 'Seasons #attendees'.B5:'Seasons #attendees'.E5 'Seasons #attendees'.A6:'Seasons #attendees'.A6 'Seasons #attendees'.B6:'Seasons #attendees'.E6 'Seasons #attendees'.A7:'Seasons #attendees'.A7 'Seasons #attendees'.B7:'Seasons #attendees'.E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4" table:number-columns-repeated="5" table:default-cell-style-name="ce3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autumn</text:p>
          </table:table-cell>
          <table:table-cell table:style-name="ce2" office:value-type="string" calcext:value-type="string">
            <text:p>winter</text:p>
          </table:table-cell>
        </table:table-row>
        <table:table-row table:style-name="ro1">
          <table:table-cell table:style-name="ce14" office:value-type="float" office:value="1399" calcext:value-type="float">
            <text:p>1399</text:p>
          </table:table-cell>
          <table:table-cell table:style-name="ce14" table:formula="of:=SUMIFS([$Stats.I2:.I1048576] ;  [$Stats.D2:.D1048576]; [.A2]; [$Stats.E2:.E1048576] ; &quot;&gt;=1&quot;; [$Stats.E2:.E1048576] ; &quot;&lt;=3&quot;)" office:value-type="float" office:value="0" calcext:value-type="float">
            <text:p>0</text:p>
          </table:table-cell>
          <table:table-cell table:style-name="ce14" table:formula="of:=SUMIFS([$Stats.I2:.I1048576] ;  [$Stats.D2:.D1048576]; [.A2]; [$Stats.E2:.E1048576] ; &quot;&gt;=4&quot;; [$Stats.E2:.E1048576] ; &quot;&lt;=6&quot;)" office:value-type="float" office:value="0" calcext:value-type="float">
            <text:p>0</text:p>
          </table:table-cell>
          <table:table-cell table:style-name="ce14" table:formula="of:=SUMIFS([$Stats.I2:.I1048576] ;  [$Stats.D2:.D1048576]; [.A2]; [$Stats.E2:.E1048576] ; &quot;&gt;=7&quot;; [$Stats.E2:.E1048576] ; &quot;&lt;=9&quot;)" office:value-type="float" office:value="0" calcext:value-type="float">
            <text:p>0</text:p>
          </table:table-cell>
          <table:table-cell table:style-name="ce14" table:formula="of:=SUMIFS([$Stats.I2:.I1048576] ;  [$Stats.D2:.D1048576]; [.A2]; [$Stats.E2:.E1048576] ; &quot;&gt;=10&quot;; [$Stats.E2:.E1048576] ; &quot;&lt;=12&quot;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4" table:formula="of:=SUMIFS([$Stats.I2:.I1048576] ;  [$Stats.D2:.D1048576]; [.A3]; [$Stats.E2:.E1048576] ; &quot;&gt;=1&quot;; [$Stats.E2:.E1048576] ; &quot;&lt;=3&quot;)" office:value-type="float" office:value="0" calcext:value-type="float">
            <text:p>0</text:p>
          </table:table-cell>
          <table:table-cell table:style-name="ce14" table:formula="of:=SUMIFS([$Stats.I2:.I1048576] ;  [$Stats.D2:.D1048576]; [.A3]; [$Stats.E2:.E1048576] ; &quot;&gt;=4&quot;; [$Stats.E2:.E1048576] ; &quot;&lt;=6&quot;)" office:value-type="float" office:value="0" calcext:value-type="float">
            <text:p>0</text:p>
          </table:table-cell>
          <table:table-cell table:style-name="ce14" table:formula="of:=SUMIFS([$Stats.I2:.I1048576] ;  [$Stats.D2:.D1048576]; [.A3]; [$Stats.E2:.E1048576] ; &quot;&gt;=7&quot;; [$Stats.E2:.E1048576] ; &quot;&lt;=9&quot;)" office:value-type="float" office:value="0" calcext:value-type="float">
            <text:p>0</text:p>
          </table:table-cell>
          <table:table-cell table:style-name="ce14" table:formula="of:=SUMIFS([$Stats.I2:.I1048576] ;  [$Stats.D2:.D1048576]; [.A3]; [$Stats.E2:.E1048576] ; &quot;&gt;=10&quot;; [$Stats.E2:.E1048576] ; &quot;&lt;=12&quot;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4" table:formula="of:=SUMIFS([$Stats.I2:.I1048576] ;  [$Stats.D2:.D1048576]; [.A4]; [$Stats.E2:.E1048576] ; &quot;&gt;=1&quot;; [$Stats.E2:.E1048576] ; &quot;&lt;=3&quot;)" office:value-type="float" office:value="0" calcext:value-type="float">
            <text:p>0</text:p>
          </table:table-cell>
          <table:table-cell table:style-name="ce14" table:formula="of:=SUMIFS([$Stats.I2:.I1048576] ;  [$Stats.D2:.D1048576]; [.A4]; [$Stats.E2:.E1048576] ; &quot;&gt;=4&quot;; [$Stats.E2:.E1048576] ; &quot;&lt;=6&quot;)" office:value-type="float" office:value="0" calcext:value-type="float">
            <text:p>0</text:p>
          </table:table-cell>
          <table:table-cell table:style-name="ce14" table:formula="of:=SUMIFS([$Stats.I2:.I1048576] ;  [$Stats.D2:.D1048576]; [.A4]; [$Stats.E2:.E1048576] ; &quot;&gt;=7&quot;; [$Stats.E2:.E1048576] ; &quot;&lt;=9&quot;)" office:value-type="float" office:value="0" calcext:value-type="float">
            <text:p>0</text:p>
          </table:table-cell>
          <table:table-cell table:style-name="ce14" table:formula="of:=SUMIFS([$Stats.I2:.I1048576] ;  [$Stats.D2:.D1048576]; [.A4]; [$Stats.E2:.E1048576] ; &quot;&gt;=10&quot;; [$Stats.E2:.E1048576] ; &quot;&lt;=12&quot;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4" table:formula="of:=SUMIFS([$Stats.I2:.I1048576] ;  [$Stats.D2:.D1048576]; [.A5]; [$Stats.E2:.E1048576] ; &quot;&gt;=1&quot;; [$Stats.E2:.E1048576] ; &quot;&lt;=3&quot;)" office:value-type="float" office:value="0" calcext:value-type="float">
            <text:p>0</text:p>
          </table:table-cell>
          <table:table-cell table:style-name="ce14" table:formula="of:=SUMIFS([$Stats.I2:.I1048576] ;  [$Stats.D2:.D1048576]; [.A5]; [$Stats.E2:.E1048576] ; &quot;&gt;=4&quot;; [$Stats.E2:.E1048576] ; &quot;&lt;=6&quot;)" office:value-type="float" office:value="0" calcext:value-type="float">
            <text:p>0</text:p>
          </table:table-cell>
          <table:table-cell table:style-name="ce14" table:formula="of:=SUMIFS([$Stats.I2:.I1048576] ;  [$Stats.D2:.D1048576]; [.A5]; [$Stats.E2:.E1048576] ; &quot;&gt;=7&quot;; [$Stats.E2:.E1048576] ; &quot;&lt;=9&quot;)" office:value-type="float" office:value="49" calcext:value-type="float">
            <text:p>49</text:p>
          </table:table-cell>
          <table:table-cell table:style-name="ce14" table:formula="of:=SUMIFS([$Stats.I2:.I1048576] ;  [$Stats.D2:.D1048576]; [.A5]; [$Stats.E2:.E1048576] ; &quot;&gt;=10&quot;; [$Stats.E2:.E1048576] ; &quot;&lt;=12&quot;)" office:value-type="float" office:value="32" calcext:value-type="float">
            <text:p>32</text:p>
          </table:table-cell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4" table:formula="of:=SUMIFS([$Stats.I2:.I1048576] ;  [$Stats.D2:.D1048576]; [.A6]; [$Stats.E2:.E1048576] ; &quot;&gt;=1&quot;; [$Stats.E2:.E1048576] ; &quot;&lt;=3&quot;)" office:value-type="float" office:value="104" calcext:value-type="float">
            <text:p>104</text:p>
          </table:table-cell>
          <table:table-cell table:style-name="ce14" table:formula="of:=SUMIFS([$Stats.I2:.I1048576] ;  [$Stats.D2:.D1048576]; [.A6]; [$Stats.E2:.E1048576] ; &quot;&gt;=4&quot;; [$Stats.E2:.E1048576] ; &quot;&lt;=6&quot;)" office:value-type="float" office:value="85" calcext:value-type="float">
            <text:p>85</text:p>
          </table:table-cell>
          <table:table-cell table:style-name="ce14" table:formula="of:=SUMIFS([$Stats.I2:.I1048576] ;  [$Stats.D2:.D1048576]; [.A6]; [$Stats.E2:.E1048576] ; &quot;&gt;=7&quot;; [$Stats.E2:.E1048576] ; &quot;&lt;=9&quot;)" office:value-type="float" office:value="116" calcext:value-type="float">
            <text:p>116</text:p>
          </table:table-cell>
          <table:table-cell table:style-name="ce14" table:formula="of:=SUMIFS([$Stats.I2:.I1048576] ;  [$Stats.D2:.D1048576]; [.A6]; [$Stats.E2:.E1048576] ; &quot;&gt;=10&quot;; [$Stats.E2:.E1048576] ; &quot;&lt;=12&quot;)" office:value-type="float" office:value="116" calcext:value-type="float">
            <text:p>116</text:p>
          </table:table-cell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4" table:formula="of:=SUMIFS([$Stats.I2:.I1048576] ;  [$Stats.D2:.D1048576]; [.A7]; [$Stats.E2:.E1048576] ; &quot;&gt;=1&quot;; [$Stats.E2:.E1048576] ; &quot;&lt;=3&quot;)" office:value-type="float" office:value="0" calcext:value-type="float">
            <text:p>0</text:p>
          </table:table-cell>
          <table:table-cell table:style-name="ce14" table:formula="of:=SUMIFS([$Stats.I2:.I1048576] ;  [$Stats.D2:.D1048576]; [.A7]; [$Stats.E2:.E1048576] ; &quot;&gt;=4&quot;; [$Stats.E2:.E1048576] ; &quot;&lt;=6&quot;)" office:value-type="float" office:value="0" calcext:value-type="float">
            <text:p>0</text:p>
          </table:table-cell>
          <table:table-cell table:style-name="ce14" table:formula="of:=SUMIFS([$Stats.I2:.I1048576] ;  [$Stats.D2:.D1048576]; [.A7]; [$Stats.E2:.E1048576] ; &quot;&gt;=7&quot;; [$Stats.E2:.E1048576] ; &quot;&lt;=9&quot;)" office:value-type="float" office:value="0" calcext:value-type="float">
            <text:p>0</text:p>
          </table:table-cell>
          <table:table-cell table:style-name="ce14" table:formula="of:=SUMIFS([$Stats.I2:.I1048576] ;  [$Stats.D2:.D1048576]; [.A7]; [$Stats.E2:.E1048576] ; &quot;&gt;=10&quot;; [$Stats.E2:.E1048576] ; &quot;&lt;=12&quot;)" office:value-type="float" office:value="0" calcext:value-type="float">
            <text:p>0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resenters" table:style-name="ta1">
        <table:shapes>
          <draw:frame draw:z-index="0" draw:style-name="gr1" draw:text-style-name="P1" svg:width="14.3445in" svg:height="8.0661in" svg:x="5.5244in" svg:y="0.2898in">
            <draw:object draw:notify-on-update-of-ranges="Presenters.B2:Presenters.B12 Presenters.D1:Presenters.D1 Presenters.D2:Presenters.D12 Presenters.E1:Presenters.E1 Presenters.E2:Presenters.E12 Presenters.G1:Presenters.G1 Presenters.G2:Presenters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ce3"/>
        <table:table-column table:style-name="co7" table:default-cell-style-name="ce3"/>
        <table:table-column table:style-name="co17" table:visibility="collapse" table:default-cell-style-name="ce3"/>
        <table:table-column table:style-name="co14" table:number-columns-repeated="2" table:default-cell-style-name="ce3"/>
        <table:table-column table:style-name="co18" table:default-cell-style-name="ce63"/>
        <table:table-column table:style-name="co19" table:default-cell-style-name="ce63"/>
        <table:table-row table:style-name="ro1">
          <table:table-cell table:style-name="ce54" office:value-type="string" calcext:value-type="string">
            <text:p>#</text:p>
          </table:table-cell>
          <table:table-cell table:style-name="ce76" office:value-type="string" calcext:value-type="string">
            <text:p>محمد زارع مقدم</text:p>
          </table:table-cell>
          <table:table-cell table:style-name="ce80" office:value-type="string" calcext:value-type="string">
            <text:p>(empty)</text:p>
          </table:table-cell>
          <table:table-cell table:style-name="ce54" office:value-type="string" calcext:value-type="string">
            <text:p># sessions</text:p>
          </table:table-cell>
          <table:table-cell table:style-name="ce54" office:value-type="string" calcext:value-type="string">
            <text:p># attendees</text:p>
          </table:table-cell>
          <table:table-cell table:style-name="ce54" office:value-type="string" calcext:value-type="string">
            <office:annotation draw:style-name="gr2" svg:width="1.1413in" svg:height="0.7083in" svg:x="3.8972in" svg:y="0in" draw:caption-point-x="-0.2402in" draw:caption-point-y="0.0039in">
              <dc:creator>Unknown Author</dc:creator>
              <dc:date>2024-09-06T00:00:00</dc:date>
              <text:p>attendees absorb rate</text:p>
              <text:p/>
            </office:annotation>
            <text:p>abr</text:p>
          </table:table-cell>
          <table:table-cell table:style-name="ce54" office:value-type="string" calcext:value-type="string">
            <text:p>score</text:p>
          </table:table-cell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77" office:value-type="string" calcext:value-type="string">
            <text:p>-</text:p>
          </table:table-cell>
          <table:table-cell table:style-name="ce81"/>
          <table:table-cell table:formula="of:=COUNTIF([$Stats.H2:.H1048576] ;  [.B2])" office:value-type="float" office:value="3" calcext:value-type="float">
            <text:p>3</text:p>
          </table:table-cell>
          <table:table-cell table:formula="of:=SUMIFS([$Stats.I2:.I1048576] ;[$Stats.H2:.H1048576] ;[.B2])" office:value-type="float" office:value="64" calcext:value-type="float">
            <text:p>64</text:p>
          </table:table-cell>
          <table:table-cell table:formula="of:=[.E2]/([.D2]*[$Stats.O18])" office:value-type="float" office:value="0.853333333333333" calcext:value-type="float">
            <text:p>0.85</text:p>
          </table:table-cell>
          <table:table-cell table:formula="of:=[.F2]*100" office:value-type="float" office:value="85.3333333333333" calcext:value-type="float">
            <text:p>85.33</text:p>
          </table:table-cell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78" office:value-type="string" calcext:value-type="string">
            <text:p>امیر محمدی</text:p>
          </table:table-cell>
          <table:table-cell table:style-name="ce82"/>
          <table:table-cell table:formula="of:=COUNTIF([$Stats.H2:.H1048576] ;  [.B3])" office:value-type="float" office:value="2" calcext:value-type="float">
            <text:p>2</text:p>
          </table:table-cell>
          <table:table-cell table:formula="of:=SUMIFS([$Stats.I2:.I1048576] ;[$Stats.H2:.H1048576] ;[.B3])" office:value-type="float" office:value="29" calcext:value-type="float">
            <text:p>29</text:p>
          </table:table-cell>
          <table:table-cell table:formula="of:=[.E3]/([.D3]*[$Stats.O18])" office:value-type="float" office:value="0.58" calcext:value-type="float">
            <text:p>0.58</text:p>
          </table:table-cell>
          <table:table-cell table:formula="of:=[.F3]*100" office:value-type="float" office:value="58" calcext:value-type="float">
            <text:p>58.00</text:p>
          </table:table-cell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78" office:value-type="string" calcext:value-type="string">
            <text:p>سجاد سبزه کار</text:p>
          </table:table-cell>
          <table:table-cell table:style-name="ce82"/>
          <table:table-cell table:formula="of:=COUNTIF([$Stats.H2:.H1048576] ;  [.B4])" office:value-type="float" office:value="1" calcext:value-type="float">
            <text:p>1</text:p>
          </table:table-cell>
          <table:table-cell table:formula="of:=SUMIFS([$Stats.I2:.I1048576] ;[$Stats.H2:.H1048576] ;[.B4])" office:value-type="float" office:value="9" calcext:value-type="float">
            <text:p>9</text:p>
          </table:table-cell>
          <table:table-cell table:formula="of:=[.E4]/([.D4]*[$Stats.O18])" office:value-type="float" office:value="0.36" calcext:value-type="float">
            <text:p>0.36</text:p>
          </table:table-cell>
          <table:table-cell table:formula="of:=[.F4]*100" office:value-type="float" office:value="36" calcext:value-type="float">
            <text:p>36.00</text:p>
          </table:table-cell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78" office:value-type="string" calcext:value-type="string">
            <text:p>سعید آبادیان</text:p>
          </table:table-cell>
          <table:table-cell table:style-name="ce82"/>
          <table:table-cell table:formula="of:=COUNTIF([$Stats.H2:.H1048576] ;  [.B5])" office:value-type="float" office:value="4" calcext:value-type="float">
            <text:p>4</text:p>
          </table:table-cell>
          <table:table-cell table:formula="of:=SUMIFS([$Stats.I2:.I1048576] ;[$Stats.H2:.H1048576] ;[.B5])" office:value-type="float" office:value="95" calcext:value-type="float">
            <text:p>95</text:p>
          </table:table-cell>
          <table:table-cell table:formula="of:=[.E5]/([.D5]*[$Stats.O18])" office:value-type="float" office:value="0.95" calcext:value-type="float">
            <text:p>0.95</text:p>
          </table:table-cell>
          <table:table-cell table:formula="of:=[.F5]*100" office:value-type="float" office:value="95" calcext:value-type="float">
            <text:p>95.00</text:p>
          </table:table-cell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78" office:value-type="string" calcext:value-type="string">
            <text:p>سهراب بهدانی</text:p>
          </table:table-cell>
          <table:table-cell table:style-name="ce82"/>
          <table:table-cell table:formula="of:=COUNTIF([$Stats.H2:.H1048576] ;  [.B6])" office:value-type="float" office:value="1" calcext:value-type="float">
            <text:p>1</text:p>
          </table:table-cell>
          <table:table-cell table:formula="of:=SUMIFS([$Stats.I2:.I1048576] ;[$Stats.H2:.H1048576] ;[.B6])" office:value-type="float" office:value="20" calcext:value-type="float">
            <text:p>20</text:p>
          </table:table-cell>
          <table:table-cell table:formula="of:=[.E6]/([.D6]*[$Stats.O18])" office:value-type="float" office:value="0.8" calcext:value-type="float">
            <text:p>0.80</text:p>
          </table:table-cell>
          <table:table-cell table:formula="of:=[.F6]*100" office:value-type="float" office:value="80" calcext:value-type="float">
            <text:p>80.00</text:p>
          </table:table-cell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78" office:value-type="string" calcext:value-type="string">
            <text:p>سید ایلیا زراره</text:p>
          </table:table-cell>
          <table:table-cell table:style-name="ce82"/>
          <table:table-cell table:formula="of:=COUNTIF([$Stats.H2:.H1048576] ;  [.B7])" office:value-type="float" office:value="1" calcext:value-type="float">
            <text:p>1</text:p>
          </table:table-cell>
          <table:table-cell table:formula="of:=SUMIFS([$Stats.I2:.I1048576] ;[$Stats.H2:.H1048576] ;[.B7])" office:value-type="float" office:value="21" calcext:value-type="float">
            <text:p>21</text:p>
          </table:table-cell>
          <table:table-cell table:formula="of:=[.E7]/([.D7]*[$Stats.O18])" office:value-type="float" office:value="0.84" calcext:value-type="float">
            <text:p>0.84</text:p>
          </table:table-cell>
          <table:table-cell table:formula="of:=[.F7]*100" office:value-type="float" office:value="84" calcext:value-type="float">
            <text:p>84.00</text:p>
          </table:table-cell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78" office:value-type="string" calcext:value-type="string">
            <text:p>علی عبداللهی</text:p>
          </table:table-cell>
          <table:table-cell table:style-name="ce82"/>
          <table:table-cell table:formula="of:=COUNTIF([$Stats.H2:.H1048576] ;  [.B8])" office:value-type="float" office:value="1" calcext:value-type="float">
            <text:p>1</text:p>
          </table:table-cell>
          <table:table-cell table:formula="of:=SUMIFS([$Stats.I2:.I1048576] ;[$Stats.H2:.H1048576] ;[.B8])" office:value-type="float" office:value="18" calcext:value-type="float">
            <text:p>18</text:p>
          </table:table-cell>
          <table:table-cell table:formula="of:=[.E8]/([.D8]*[$Stats.O18])" office:value-type="float" office:value="0.72" calcext:value-type="float">
            <text:p>0.72</text:p>
          </table:table-cell>
          <table:table-cell table:formula="of:=[.F8]*100" office:value-type="float" office:value="72" calcext:value-type="float">
            <text:p>72.00</text:p>
          </table:table-cell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78" office:value-type="string" calcext:value-type="string">
            <text:p>محمد زارع مقدم</text:p>
          </table:table-cell>
          <table:table-cell table:style-name="ce82"/>
          <table:table-cell table:formula="of:=COUNTIF([$Stats.H2:.H1048576] ;  [.B9])" office:value-type="float" office:value="5" calcext:value-type="float">
            <text:p>5</text:p>
          </table:table-cell>
          <table:table-cell table:formula="of:=SUMIFS([$Stats.I2:.I1048576] ;[$Stats.H2:.H1048576] ;[.B9])" office:value-type="float" office:value="74" calcext:value-type="float">
            <text:p>74</text:p>
          </table:table-cell>
          <table:table-cell table:formula="of:=[.E9]/([.D9]*[$Stats.O18])" office:value-type="float" office:value="0.592" calcext:value-type="float">
            <text:p>0.59</text:p>
          </table:table-cell>
          <table:table-cell table:formula="of:=[.F9]*100" office:value-type="float" office:value="59.2" calcext:value-type="float">
            <text:p>59.20</text:p>
          </table:table-cell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78" office:value-type="string" calcext:value-type="string">
            <text:p>محمد مهدی محمدی</text:p>
          </table:table-cell>
          <table:table-cell table:style-name="ce82"/>
          <table:table-cell table:formula="of:=COUNTIF([$Stats.H2:.H1048576] ;  [.B10])" office:value-type="float" office:value="6" calcext:value-type="float">
            <text:p>6</text:p>
          </table:table-cell>
          <table:table-cell table:formula="of:=SUMIFS([$Stats.I2:.I1048576] ;[$Stats.H2:.H1048576] ;[.B10])" office:value-type="float" office:value="122" calcext:value-type="float">
            <text:p>122</text:p>
          </table:table-cell>
          <table:table-cell table:formula="of:=[.E10]/([.D10]*[$Stats.O18])" office:value-type="float" office:value="0.813333333333333" calcext:value-type="float">
            <text:p>0.81</text:p>
          </table:table-cell>
          <table:table-cell table:formula="of:=[.F10]*100" office:value-type="float" office:value="81.3333333333333" calcext:value-type="float">
            <text:p>81.33</text:p>
          </table:table-cell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78" office:value-type="string" calcext:value-type="string">
            <text:p>مسعود آجرکاران</text:p>
          </table:table-cell>
          <table:table-cell table:style-name="ce82"/>
          <table:table-cell table:formula="of:=COUNTIF([$Stats.H2:.H1048576] ;  [.B11])" office:value-type="float" office:value="1" calcext:value-type="float">
            <text:p>1</text:p>
          </table:table-cell>
          <table:table-cell table:formula="of:=SUMIFS([$Stats.I2:.I1048576] ;[$Stats.H2:.H1048576] ;[.B11])" office:value-type="float" office:value="11" calcext:value-type="float">
            <text:p>11</text:p>
          </table:table-cell>
          <table:table-cell table:formula="of:=[.E11]/([.D11]*[$Stats.O18])" office:value-type="float" office:value="0.44" calcext:value-type="float">
            <text:p>0.44</text:p>
          </table:table-cell>
          <table:table-cell table:formula="of:=[.F11]*100" office:value-type="float" office:value="44" calcext:value-type="float">
            <text:p>44.00</text:p>
          </table:table-cell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79" office:value-type="string" calcext:value-type="string">
            <text:p>هادی مشیدی</text:p>
          </table:table-cell>
          <table:table-cell table:style-name="ce83"/>
          <table:table-cell table:formula="of:=COUNTIF([$Stats.H2:.H1048576] ;  [.B12])" office:value-type="float" office:value="2" calcext:value-type="float">
            <text:p>2</text:p>
          </table:table-cell>
          <table:table-cell table:formula="of:=SUMIFS([$Stats.I2:.I1048576] ;[$Stats.H2:.H1048576] ;[.B12])" office:value-type="float" office:value="0" calcext:value-type="float">
            <text:p>0</text:p>
          </table:table-cell>
          <table:table-cell table:formula="of:=[.E12]/([.D12]*[$Stats.O18])" office:value-type="float" office:value="0" calcext:value-type="float">
            <text:p>0.00</text:p>
          </table:table-cell>
          <table:table-cell table:formula="of:=[.F12]*100" office:value-type="float" office:value="0" calcext:value-type="float">
            <text:p>0.00</text:p>
          </table:table-cell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ubjects" table:style-name="ta1">
        <table:shapes>
          <draw:frame draw:z-index="0" draw:style-name="gr1" draw:text-style-name="P1" svg:width="18.0902in" svg:height="10.2535in" svg:x="7.511in" svg:y="0.6799in">
            <draw:object draw:notify-on-update-of-ranges="Subjects.B2:Subjects.B100 Subjects.D1:Subjects.D1 Subjects.D2:Subjects.D27 Subjects.E1:Subjects.E1 Subjects.E2:Subjects.E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3"/>
        <table:table-column table:style-name="co20" table:default-cell-style-name="ce3"/>
        <table:table-column table:style-name="co14" table:visibility="collapse" table:default-cell-style-name="ce3"/>
        <table:table-column table:style-name="co14" table:number-columns-repeated="2" table:default-cell-style-name="ce3"/>
        <table:table-column table:style-name="co21" table:default-cell-style-name="ce3"/>
        <table:table-row table:style-name="ro1">
          <table:table-cell table:style-name="ce54" office:value-type="string" calcext:value-type="string">
            <text:p>#</text:p>
          </table:table-cell>
          <table:table-cell table:style-name="ce76" office:value-type="string" calcext:value-type="string">
            <text:p>یادگیری ابزارهای جدید در برنامه‌نویسی</text:p>
          </table:table-cell>
          <table:table-cell table:style-name="ce80" office:value-type="string" calcext:value-type="string">
            <text:p>(empty)</text:p>
          </table:table-cell>
          <table:table-cell table:style-name="ce54" office:value-type="string" calcext:value-type="string">
            <text:p># sessions</text:p>
          </table:table-cell>
          <table:table-cell table:style-name="ce54" office:value-type="string" calcext:value-type="string">
            <text:p># attendees</text:p>
          </table:table-cell>
          <table:table-cell table:style-name="ce54" office:value-type="string" calcext:value-type="string">
            <text:p>could be popul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anti patterns</text:p>
          </table:table-cell>
          <table:table-cell table:style-name="ce81"/>
          <table:table-cell table:formula="of:=COUNTIF([$Stats.G2:.G1048576]; [.B2])" office:value-type="float" office:value="1" calcext:value-type="float">
            <text:p>1</text:p>
          </table:table-cell>
          <table:table-cell table:formula="of:=SUMIFS([$Stats.I2:.I1048576];[$Stats.G2:.G1048576];[.B2] )" office:value-type="float" office:value="19" calcext:value-type="float">
            <text:p>19</text:p>
          </table:table-cell>
          <table:table-cell table:style-name="ce8" table:formula="of:=IF(([.E2]/([.D2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8" office:value-type="string" calcext:value-type="string">
            <text:p>CI/CD</text:p>
          </table:table-cell>
          <table:table-cell table:style-name="ce82"/>
          <table:table-cell table:formula="of:=COUNTIF([$Stats.G2:.G1048576]; [.B3])" office:value-type="float" office:value="1" calcext:value-type="float">
            <text:p>1</text:p>
          </table:table-cell>
          <table:table-cell table:formula="of:=SUMIFS([$Stats.I2:.I1048576];[$Stats.G2:.G1048576];[.B3])" office:value-type="float" office:value="21" calcext:value-type="float">
            <text:p>21</text:p>
          </table:table-cell>
          <table:table-cell table:style-name="ce8" table:formula="of:=IF(([.E3]/([.D3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clean code</text:p>
          </table:table-cell>
          <table:table-cell table:style-name="ce82"/>
          <table:table-cell table:formula="of:=COUNTIF([$Stats.G2:.G1048576]; [.B4])" office:value-type="float" office:value="1" calcext:value-type="float">
            <text:p>1</text:p>
          </table:table-cell>
          <table:table-cell table:formula="of:=SUMIFS([$Stats.I2:.I1048576];[$Stats.G2:.G1048576];[.B4])" office:value-type="float" office:value="25" calcext:value-type="float">
            <text:p>25</text:p>
          </table:table-cell>
          <table:table-cell table:style-name="ce8" table:formula="of:=IF(([.E4]/([.D4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ctf</text:p>
          </table:table-cell>
          <table:table-cell table:style-name="ce82"/>
          <table:table-cell table:formula="of:=COUNTIF([$Stats.G2:.G1048576]; [.B5])" office:value-type="float" office:value="1" calcext:value-type="float">
            <text:p>1</text:p>
          </table:table-cell>
          <table:table-cell table:formula="of:=SUMIFS([$Stats.I2:.I1048576];[$Stats.G2:.G1048576];[.B5])" office:value-type="float" office:value="18" calcext:value-type="float">
            <text:p>18</text:p>
          </table:table-cell>
          <table:table-cell table:style-name="ce8" table:formula="of:=IF(([.E5]/([.D5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go</text:p>
          </table:table-cell>
          <table:table-cell table:style-name="ce82"/>
          <table:table-cell table:formula="of:=COUNTIF([$Stats.G2:.G1048576]; [.B6])" office:value-type="float" office:value="1" calcext:value-type="float">
            <text:p>1</text:p>
          </table:table-cell>
          <table:table-cell table:formula="of:=SUMIFS([$Stats.I2:.I1048576];[$Stats.G2:.G1048576];[.B6])" office:value-type="float" office:value="32" calcext:value-type="float">
            <text:p>32</text:p>
          </table:table-cell>
          <table:table-cell table:style-name="ce8" table:formula="of:=IF(([.E6]/([.D6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8" office:value-type="string" calcext:value-type="string">
            <text:p>linux essentials</text:p>
          </table:table-cell>
          <table:table-cell table:style-name="ce82"/>
          <table:table-cell table:formula="of:=COUNTIF([$Stats.G2:.G1048576]; [.B7])" office:value-type="float" office:value="3" calcext:value-type="float">
            <text:p>3</text:p>
          </table:table-cell>
          <table:table-cell table:formula="of:=SUMIFS([$Stats.I2:.I1048576];[$Stats.G2:.G1048576];[.B7])" office:value-type="float" office:value="65" calcext:value-type="float">
            <text:p>65</text:p>
          </table:table-cell>
          <table:table-cell table:style-name="ce8" table:formula="of:=IF(([.E7]/([.D7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8" office:value-type="string" calcext:value-type="string">
            <text:p>parch linux</text:p>
          </table:table-cell>
          <table:table-cell table:style-name="ce82"/>
          <table:table-cell table:formula="of:=COUNTIF([$Stats.G2:.G1048576]; [.B8])" office:value-type="float" office:value="1" calcext:value-type="float">
            <text:p>1</text:p>
          </table:table-cell>
          <table:table-cell table:formula="of:=SUMIFS([$Stats.I2:.I1048576];[$Stats.G2:.G1048576];[.B8])" office:value-type="float" office:value="20" calcext:value-type="float">
            <text:p>20</text:p>
          </table:table-cell>
          <table:table-cell table:style-name="ce8" table:formula="of:=IF(([.E8]/([.D8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8" office:value-type="string" calcext:value-type="string">
            <text:p>Principles of Clean Code</text:p>
          </table:table-cell>
          <table:table-cell table:style-name="ce82"/>
          <table:table-cell table:formula="of:=COUNTIF([$Stats.G2:.G1048576]; [.B9])" office:value-type="float" office:value="1" calcext:value-type="float">
            <text:p>1</text:p>
          </table:table-cell>
          <table:table-cell table:formula="of:=SUMIFS([$Stats.I2:.I1048576];[$Stats.G2:.G1048576];[.B9])" office:value-type="float" office:value="21" calcext:value-type="float">
            <text:p>21</text:p>
          </table:table-cell>
          <table:table-cell table:style-name="ce8" table:formula="of:=IF(([.E9]/([.D9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8" office:value-type="string" calcext:value-type="string">
            <text:p>reverse engineering on android</text:p>
          </table:table-cell>
          <table:table-cell table:style-name="ce82"/>
          <table:table-cell table:formula="of:=COUNTIF([$Stats.G2:.G1048576]; [.B10])" office:value-type="float" office:value="1" calcext:value-type="float">
            <text:p>1</text:p>
          </table:table-cell>
          <table:table-cell table:formula="of:=SUMIFS([$Stats.I2:.I1048576];[$Stats.G2:.G1048576];[.B10])" office:value-type="float" office:value="9" calcext:value-type="float">
            <text:p>9</text:p>
          </table:table-cell>
          <table:table-cell table:style-name="ce8" table:formula="of:=IF(([.E10]/([.D10]*[$Stats.O18])&gt;=[$Stats.O20]); &quot;Yes&quot;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scalability</text:p>
          </table:table-cell>
          <table:table-cell table:style-name="ce82"/>
          <table:table-cell table:formula="of:=COUNTIF([$Stats.G2:.G1048576]; [.B11])" office:value-type="float" office:value="1" calcext:value-type="float">
            <text:p>1</text:p>
          </table:table-cell>
          <table:table-cell table:formula="of:=SUMIFS([$Stats.I2:.I1048576];[$Stats.G2:.G1048576];[.B11])" office:value-type="float" office:value="11" calcext:value-type="float">
            <text:p>11</text:p>
          </table:table-cell>
          <table:table-cell table:style-name="ce8" table:formula="of:=IF(([.E11]/([.D11]*[$Stats.O18])&gt;=[$Stats.O20]); &quot;Yes&quot;; 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8" office:value-type="string" calcext:value-type="string">
            <text:p>web3</text:p>
          </table:table-cell>
          <table:table-cell table:style-name="ce82"/>
          <table:table-cell table:formula="of:=COUNTIF([$Stats.G2:.G1048576]; [.B12])" office:value-type="float" office:value="1" calcext:value-type="float">
            <text:p>1</text:p>
          </table:table-cell>
          <table:table-cell table:formula="of:=SUMIFS([$Stats.I2:.I1048576];[$Stats.G2:.G1048576];[.B12])" office:value-type="float" office:value="15" calcext:value-type="float">
            <text:p>15</text:p>
          </table:table-cell>
          <table:table-cell table:style-name="ce8" table:formula="of:=IF(([.E12]/([.D12]*[$Stats.O18])&gt;=[$Stats.O20]); &quot;Yes&quot;; 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8" office:value-type="string" calcext:value-type="string">
            <text:p>آزادی نرم‌افزار</text:p>
          </table:table-cell>
          <table:table-cell table:style-name="ce82"/>
          <table:table-cell table:formula="of:=COUNTIF([$Stats.G2:.G1048576]; [.B13])" office:value-type="float" office:value="1" calcext:value-type="float">
            <text:p>1</text:p>
          </table:table-cell>
          <table:table-cell table:formula="of:=SUMIFS([$Stats.I2:.I1048576];[$Stats.G2:.G1048576];[.B13])" office:value-type="float" office:value="31" calcext:value-type="float">
            <text:p>31</text:p>
          </table:table-cell>
          <table:table-cell table:style-name="ce8" table:formula="of:=IF(([.E13]/([.D13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8" office:value-type="string" calcext:value-type="string">
            <text:p>آشنایی با citus</text:p>
          </table:table-cell>
          <table:table-cell table:style-name="ce82"/>
          <table:table-cell table:formula="of:=COUNTIF([$Stats.G2:.G1048576]; [.B14])" office:value-type="float" office:value="1" calcext:value-type="float">
            <text:p>1</text:p>
          </table:table-cell>
          <table:table-cell table:formula="of:=SUMIFS([$Stats.I2:.I1048576];[$Stats.G2:.G1048576];[.B14])" office:value-type="float" office:value="0" calcext:value-type="float">
            <text:p>0</text:p>
          </table:table-cell>
          <table:table-cell table:style-name="ce8" table:formula="of:=IF(([.E14]/([.D14]*[$Stats.O18])&gt;=[$Stats.O20]); &quot;Yes&quot;; 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8" office:value-type="string" calcext:value-type="string">
            <text:p>آشنایی با docker</text:p>
          </table:table-cell>
          <table:table-cell table:style-name="ce82"/>
          <table:table-cell table:formula="of:=COUNTIF([$Stats.G2:.G1048576]; [.B15])" office:value-type="float" office:value="1" calcext:value-type="float">
            <text:p>1</text:p>
          </table:table-cell>
          <table:table-cell table:formula="of:=SUMIFS([$Stats.I2:.I1048576];[$Stats.G2:.G1048576];[.B15])" office:value-type="float" office:value="29" calcext:value-type="float">
            <text:p>29</text:p>
          </table:table-cell>
          <table:table-cell table:formula="of:=IF(([.E15]/([.D15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8" office:value-type="string" calcext:value-type="string">
            <text:p>آشنایی با nixos</text:p>
          </table:table-cell>
          <table:table-cell table:style-name="ce82"/>
          <table:table-cell table:formula="of:=COUNTIF([$Stats.G2:.G1048576]; [.B16])" office:value-type="float" office:value="1" calcext:value-type="float">
            <text:p>1</text:p>
          </table:table-cell>
          <table:table-cell table:formula="of:=SUMIFS([$Stats.I2:.I1048576];[$Stats.G2:.G1048576];[.B16])" office:value-type="float" office:value="29" calcext:value-type="float">
            <text:p>29</text:p>
          </table:table-cell>
          <table:table-cell table:formula="of:=IF(([.E16]/([.D16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8" office:value-type="string" calcext:value-type="string">
            <text:p>آشنایی با لینوکس</text:p>
          </table:table-cell>
          <table:table-cell table:style-name="ce82"/>
          <table:table-cell table:formula="of:=COUNTIF([$Stats.G2:.G1048576]; [.B17])" office:value-type="float" office:value="1" calcext:value-type="float">
            <text:p>1</text:p>
          </table:table-cell>
          <table:table-cell table:formula="of:=SUMIFS([$Stats.I2:.I1048576];[$Stats.G2:.G1048576];[.B17])" office:value-type="float" office:value="19" calcext:value-type="float">
            <text:p>19</text:p>
          </table:table-cell>
          <table:table-cell table:formula="of:=IF(([.E17]/([.D17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8" office:value-type="string" calcext:value-type="string">
            <text:p>ارائه مشارکت در پروژه متن‌باز postgresql</text:p>
          </table:table-cell>
          <table:table-cell table:style-name="ce82"/>
          <table:table-cell table:formula="of:=COUNTIF([$Stats.G2:.G1048576]; [.B18])" office:value-type="float" office:value="1" calcext:value-type="float">
            <text:p>1</text:p>
          </table:table-cell>
          <table:table-cell table:formula="of:=SUMIFS([$Stats.I2:.I1048576];[$Stats.G2:.G1048576];[.B18])" office:value-type="float" office:value="0" calcext:value-type="float">
            <text:p>0</text:p>
          </table:table-cell>
          <table:table-cell table:formula="of:=IF(([.E18]/([.D18]*[$Stats.O18])&gt;=[$Stats.O20]); &quot;Yes&quot;; 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8" office:value-type="string" calcext:value-type="string">
            <text:p>استگانوگرافی و رمزنگاری</text:p>
          </table:table-cell>
          <table:table-cell table:style-name="ce82"/>
          <table:table-cell table:formula="of:=COUNTIF([$Stats.G2:.G1048576]; [.B19])" office:value-type="float" office:value="1" calcext:value-type="float">
            <text:p>1</text:p>
          </table:table-cell>
          <table:table-cell table:formula="of:=SUMIFS([$Stats.I2:.I1048576];[$Stats.G2:.G1048576];[.B19])" office:value-type="float" office:value="29" calcext:value-type="float">
            <text:p>29</text:p>
          </table:table-cell>
          <table:table-cell table:formula="of:=IF(([.E19]/([.D19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8" office:value-type="string" calcext:value-type="string">
            <text:p>امنیت برنامه‌های تحت وب</text:p>
          </table:table-cell>
          <table:table-cell table:style-name="ce82"/>
          <table:table-cell table:formula="of:=COUNTIF([$Stats.G2:.G1048576]; [.B20])" office:value-type="float" office:value="1" calcext:value-type="float">
            <text:p>1</text:p>
          </table:table-cell>
          <table:table-cell table:formula="of:=SUMIFS([$Stats.I2:.I1048576];[$Stats.G2:.G1048576];[.B20])" office:value-type="float" office:value="15" calcext:value-type="float">
            <text:p>15</text:p>
          </table:table-cell>
          <table:table-cell table:formula="of:=IF(([.E20]/([.D20]*[$Stats.O18])&gt;=[$Stats.O20]); &quot;Yes&quot;; 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8" office:value-type="string" calcext:value-type="string">
            <text:p>راز قتل SQL</text:p>
          </table:table-cell>
          <table:table-cell table:style-name="ce82"/>
          <table:table-cell table:formula="of:=COUNTIF([$Stats.G2:.G1048576]; [.B21])" office:value-type="float" office:value="1" calcext:value-type="float">
            <text:p>1</text:p>
          </table:table-cell>
          <table:table-cell table:formula="of:=SUMIFS([$Stats.I2:.I1048576];[$Stats.G2:.G1048576];[.B21])" office:value-type="float" office:value="10" calcext:value-type="float">
            <text:p>10</text:p>
          </table:table-cell>
          <table:table-cell table:formula="of:=IF(([.E21]/([.D21]*[$Stats.O18])&gt;=[$Stats.O20]); &quot;Yes&quot;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8" office:value-type="string" calcext:value-type="string">
            <text:p>عتیقه‌های دیجیتال</text:p>
          </table:table-cell>
          <table:table-cell table:style-name="ce82"/>
          <table:table-cell table:formula="of:=COUNTIF([$Stats.G2:.G1048576]; [.B22])" office:value-type="float" office:value="1" calcext:value-type="float">
            <text:p>1</text:p>
          </table:table-cell>
          <table:table-cell table:formula="of:=SUMIFS([$Stats.I2:.I1048576];[$Stats.G2:.G1048576];[.B22])" office:value-type="float" office:value="23" calcext:value-type="float">
            <text:p>23</text:p>
          </table:table-cell>
          <table:table-cell table:formula="of:=IF(([.E22]/([.D22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8" office:value-type="string" calcext:value-type="string">
            <text:p>فیلترنت</text:p>
          </table:table-cell>
          <table:table-cell table:style-name="ce82"/>
          <table:table-cell table:formula="of:=COUNTIF([$Stats.G2:.G1048576]; [.B23])" office:value-type="float" office:value="1" calcext:value-type="float">
            <text:p>1</text:p>
          </table:table-cell>
          <table:table-cell table:formula="of:=SUMIFS([$Stats.I2:.I1048576];[$Stats.G2:.G1048576];[.B23])" office:value-type="float" office:value="0" calcext:value-type="float">
            <text:p>0</text:p>
          </table:table-cell>
          <table:table-cell table:formula="of:=IF(([.E23]/([.D23]*[$Stats.O18])&gt;=[$Stats.O20]); &quot;Yes&quot;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8" office:value-type="string" calcext:value-type="string">
            <text:p>کارگاه گیت</text:p>
          </table:table-cell>
          <table:table-cell table:style-name="ce82"/>
          <table:table-cell table:formula="of:=COUNTIF([$Stats.G2:.G1048576]; [.B24])" office:value-type="float" office:value="1" calcext:value-type="float">
            <text:p>1</text:p>
          </table:table-cell>
          <table:table-cell table:formula="of:=SUMIFS([$Stats.I2:.I1048576];[$Stats.G2:.G1048576];[.B24])" office:value-type="float" office:value="30" calcext:value-type="float">
            <text:p>30</text:p>
          </table:table-cell>
          <table:table-cell table:formula="of:=IF(([.E24]/([.D24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8" office:value-type="string" calcext:value-type="string">
            <text:p>‏مانیتورینگ</text:p>
          </table:table-cell>
          <table:table-cell table:style-name="ce82"/>
          <table:table-cell table:formula="of:=COUNTIF([$Stats.G2:.G1048576]; [.B25])" office:value-type="float" office:value="1" calcext:value-type="float">
            <text:p>1</text:p>
          </table:table-cell>
          <table:table-cell table:formula="of:=SUMIFS([$Stats.I2:.I1048576];[$Stats.G2:.G1048576];[.B25])" office:value-type="float" office:value="10" calcext:value-type="float">
            <text:p>10</text:p>
          </table:table-cell>
          <table:table-cell table:formula="of:=IF(([.E25]/([.D25]*[$Stats.O18])&gt;=[$Stats.O20]); &quot;Yes&quot;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مشارکت در کرنل لینوکس</text:p>
          </table:table-cell>
          <table:table-cell table:style-name="ce82"/>
          <table:table-cell table:formula="of:=COUNTIF([$Stats.G2:.G1048576]; [.B26])" office:value-type="float" office:value="1" calcext:value-type="float">
            <text:p>1</text:p>
          </table:table-cell>
          <table:table-cell table:formula="of:=SUMIFS([$Stats.I2:.I1048576];[$Stats.G2:.G1048576];[.B26])" office:value-type="float" office:value="29" calcext:value-type="float">
            <text:p>29</text:p>
          </table:table-cell>
          <table:table-cell table:formula="of:=IF(([.E26]/([.D26]*[$Stats.O18])&gt;=[$Stats.O20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9" office:value-type="string" calcext:value-type="string">
            <text:p>‏هاستینگ (شبکه، لینوکس و چالش‌ها)</text:p>
          </table:table-cell>
          <table:table-cell table:style-name="ce83"/>
          <table:table-cell table:formula="of:=COUNTIF([$Stats.G2:.G1048576]; [.B27])" office:value-type="float" office:value="1" calcext:value-type="float">
            <text:p>1</text:p>
          </table:table-cell>
          <table:table-cell table:formula="of:=SUMIFS([$Stats.I2:.I1048576];[$Stats.G2:.G1048576];[.B27])" office:value-type="float" office:value="11" calcext:value-type="float">
            <text:p>11</text:p>
          </table:table-cell>
          <table:table-cell table:formula="of:=IF(([.E27]/([.D27]*[$Stats.O18])&gt;=[$Stats.O20]); &quot;Yes&quot;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number-columns-repeated="5" table:default-cell-style-name="Default"/>
        <table:table-row table:style-name="ro1">
          <table:table-cell office:value-type="string" calcext:value-type="string">
            <text:p>شنب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یک شنبه</text:p>
          </table:table-cell>
          <table:table-cell table:number-columns-repeated="3"/>
          <table:table-cell table:content-validation-name="val2"/>
        </table:table-row>
        <table:table-row table:style-name="ro1">
          <table:table-cell office:value-type="string" calcext:value-type="string">
            <text:p>دو شنبه</text:p>
          </table:table-cell>
          <table:table-cell table:number-columns-repeated="3"/>
          <table:table-cell table:content-validation-name="val2"/>
        </table:table-row>
        <table:table-row table:style-name="ro1">
          <table:table-cell office:value-type="string" calcext:value-type="string">
            <text:p>سه شنبه</text:p>
          </table:table-cell>
          <table:table-cell table:number-columns-repeated="3"/>
          <table:table-cell table:content-validation-name="val2"/>
        </table:table-row>
        <table:table-row table:style-name="ro1">
          <table:table-cell office:value-type="string" calcext:value-type="string">
            <text:p>چهارشنبه</text:p>
          </table:table-cell>
          <table:table-cell table:number-columns-repeated="3"/>
          <table:table-cell table:content-validation-name="val2"/>
        </table:table-row>
        <table:table-row table:style-name="ro1">
          <table:table-cell office:value-type="string" calcext:value-type="string">
            <text:p>پنج شنبه</text:p>
          </table:table-cell>
          <table:table-cell table:number-columns-repeated="3"/>
          <table:table-cell table:content-validation-name="val2"/>
        </table:table-row>
        <table:table-row table:style-name="ro1">
          <table:table-cell office:value-type="string" calcext:value-type="string">
            <text:p>جمعه</text:p>
          </table:table-cell>
          <table:table-cell table:number-columns-repeated="3"/>
          <table:table-cell table:content-validation-name="val2"/>
        </table:table-row>
        <table:table-row table:style-name="ro1" table:number-rows-repeated="1048568">
          <table:table-cell table:number-columns-repeated="4"/>
          <table:table-cell table:content-validation-name="val2"/>
        </table:table-row>
        <table:table-row table:style-name="ro1">
          <table:table-cell table:number-columns-repeated="4"/>
          <table:table-cell table:content-validation-name="val2"/>
        </table:table-row>
      </table:table>
      <table:named-expressions/>
      <table:database-ranges>
        <table:database-range table:name="week_days" table:target-range-address="data.A1:data.A7" table:on-update-keep-styles="true" table:on-update-keep-size="false"/>
        <table:database-range table:name="years" table:target-range-address="Stats.D2:Stats.D1048576" table:on-update-keep-styles="true" table:on-update-keep-size="false"/>
        <table:database-range table:name="__Anonymous_DB__1" table:target-range-address="Stats.A1:Stats.J26"/>
      </table:database-ranges>
      <table:data-pilot-tables>
        <table:data-pilot-table table:name="DataPilot1" table:application-data="" table:target-range-address="Presenters.B1:Presenters.C12" table:buttons="Presenters.B1" table:grand-total="none" table:show-filter-button="false" table:drill-down-on-double-click="false">
          <table:source-cell-range table:cell-range-address="Stats.H2:Stats.H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محمد زارع مقدم" table:orientation="row" table:used-hierarchy="0" table:function="auto">
            <table:data-pilot-level table:show-empty="false" calcext:repeat-item-labels="false">
              <table:data-pilot-members>
                <table:data-pilot-member table:name="-" table:display="true" table:show-details="true"/>
                <table:data-pilot-member table:name="سجاد سبزه کار" table:display="true" table:show-details="true"/>
                <table:data-pilot-member table:name="سعید آبادیان" table:display="true" table:show-details="true"/>
                <table:data-pilot-member table:name="سهراب بهدانی" table:display="true" table:show-details="true"/>
                <table:data-pilot-member table:name="علی عبداللهی" table:display="true" table:show-details="true"/>
                <table:data-pilot-member table:name="محمد زارع مقدم" table:display="true" table:show-details="true"/>
                <table:data-pilot-member table:name="محمد مهدی محمدی" table:display="true" table:show-details="true"/>
                <table:data-pilot-member table:name="امیر محمدی" table:display="true" table:show-details="true"/>
                <table:data-pilot-member table:name="سید ایلیا زراره" table:display="true" table:show-details="true"/>
                <table:data-pilot-member table:name="مسعود آجرکاران" table:display="true" table:show-details="true"/>
                <table:data-pilot-member table:name="هادی مشیدی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ubjects.B1:Subjects.C27" table:buttons="Subjects.B1" table:grand-total="none" table:ignore-empty-rows="true" table:show-filter-button="false" table:drill-down-on-double-click="false">
          <table:source-cell-range table:cell-range-address="Stats.G2:Stats.G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یادگیری ابزارهای جدید در برنامه‌نویسی" table:orientation="row" table:used-hierarchy="0" table:function="auto">
            <table:data-pilot-level table:show-empty="false" calcext:repeat-item-labels="false">
              <table:data-pilot-members>
                <table:data-pilot-member table:name="anti patterns" table:display="true" table:show-details="true"/>
                <table:data-pilot-member table:name="CI/CD" table:display="true" table:show-details="true"/>
                <table:data-pilot-member table:name="clean code" table:display="true" table:show-details="true"/>
                <table:data-pilot-member table:name="ctf" table:display="true" table:show-details="true"/>
                <table:data-pilot-member table:name="go" table:display="true" table:show-details="true"/>
                <table:data-pilot-member table:name="linux essentials" table:display="true" table:show-details="true"/>
                <table:data-pilot-member table:name="parch linux" table:display="true" table:show-details="true"/>
                <table:data-pilot-member table:name="Principles of Clean Code" table:display="true" table:show-details="true"/>
                <table:data-pilot-member table:name="reverse engineering on android" table:display="true" table:show-details="true"/>
                <table:data-pilot-member table:name="scalability" table:display="true" table:show-details="true"/>
                <table:data-pilot-member table:name="web3" table:display="true" table:show-details="true"/>
                <table:data-pilot-member table:name="آزادی نرم‌افزار" table:display="true" table:show-details="true"/>
                <table:data-pilot-member table:name="آشنایی با citus" table:display="true" table:show-details="true"/>
                <table:data-pilot-member table:name="آشنایی با docker" table:display="true" table:show-details="true"/>
                <table:data-pilot-member table:name="آشنایی با nixos" table:display="true" table:show-details="true"/>
                <table:data-pilot-member table:name="آشنایی با لینوکس" table:display="true" table:show-details="true"/>
                <table:data-pilot-member table:name="ارائه مشارکت در پروژه متن‌باز postgresql" table:display="true" table:show-details="true"/>
                <table:data-pilot-member table:name="استگانوگرافی و رمزنگاری" table:display="true" table:show-details="true"/>
                <table:data-pilot-member table:name="امنیت برنامه‌های تحت وب" table:display="true" table:show-details="true"/>
                <table:data-pilot-member table:name="راز قتل SQL" table:display="true" table:show-details="true"/>
                <table:data-pilot-member table:name="عتیقه‌های دیجیتال" table:display="true" table:show-details="true"/>
                <table:data-pilot-member table:name="فیلترنت" table:display="true" table:show-details="true"/>
                <table:data-pilot-member table:name="کارگاه گیت" table:display="true" table:show-details="true"/>
                <table:data-pilot-member table:name="‏مانیتورینگ" table:display="true" table:show-details="true"/>
                <table:data-pilot-member table:name="مشارکت در کرنل لینوکس" table:display="true" table:show-details="true"/>
                <table:data-pilot-member table:name="‏هاستینگ (شبکه، لینوکس و چالش‌ها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/>
    </style:style>
    <style:style style:name="payiiz" style:family="table-cell" style:parent-style-name="Default">
      <style:table-cell-properties fo:background-color="#ffd428"/>
    </style:style>
    <style:style style:name="tabestoon" style:family="table-cell" style:parent-style-name="Default">
      <style:table-cell-properties fo:background-color="#ffff00"/>
    </style:style>
    <style:style style:name="zemsetoon" style:family="table-cell" style:parent-style-name="Default">
      <style:table-cell-properties fo:background-color="#729fcf"/>
    </style:style>
    <style:style style:name="bahar" style:family="table-cell" style:parent-style-name="Default">
      <style:table-cell-properties fo:background-color="#5eb91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6:11:18.36701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3:03:57.467348492</meta:creation-date>
    <dc:date>2025-01-23T17:39:54.377271980</dc:date>
    <meta:editing-duration>PT4H47M36S</meta:editing-duration>
    <meta:editing-cycles>44</meta:editing-cycles>
    <meta:generator>LibreOffice/24.8.3.2$Linux_X86_64 LibreOffice_project/e14c9fdd1f585efcbb2c5363087a99d20928d522</meta:generator>
    <meta:document-statistic meta:table-count="6" meta:cell-count="71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2cm" svg:y="0.316cm" chart:style-name="ch2">
          <text:p>Seasons Report (#sessions)</text:p>
        </chart:title>
        <chart:legend chart:legend-position="end" svg:x="13.891cm" svg:y="2.956cm" style:legend-expansion="high" chart:style-name="ch3"/>
        <chart:plot-area chart:style-name="ch4" table:cell-range-address="'Seasons #sessions'.A1:'Seasons #sessions'.E7" chart:data-source-has-labels="both" svg:x="0.32cm" svg:y="1.275cm" svg:width="13.251cm" svg:height="7.545cm">
          <chart:coordinate-region svg:x="0.789cm" svg:y="1.474cm" svg:width="12.321cm" svg:height="6.699cm"/>
          <chart:axis chart:dimension="x" chart:name="primary-x" chart:style-name="ch5" chartooo:axis-type="auto">
            <chartooo:date-scale/>
            <chart:categories table:cell-range-address="'Seasons #sessions'.B1:'Seasons #sessions'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asons #sessions'.B2:'Seasons #sessions'.E2" chart:label-cell-address="'Seasons #sessions'.A2:'Seasons #sessions'.A2" chart:class="chart:line">
            <chart:data-point chart:repeated="4"/>
          </chart:series>
          <chart:series chart:style-name="ch8" chart:values-cell-range-address="'Seasons #sessions'.B3:'Seasons #sessions'.E3" chart:label-cell-address="'Seasons #sessions'.A3:'Seasons #sessions'.A3" chart:class="chart:line">
            <chart:data-point chart:repeated="4"/>
          </chart:series>
          <chart:series chart:style-name="ch9" chart:values-cell-range-address="'Seasons #sessions'.B4:'Seasons #sessions'.E4" chart:label-cell-address="'Seasons #sessions'.A4:'Seasons #sessions'.A4" chart:class="chart:line">
            <chart:data-point chart:repeated="4"/>
          </chart:series>
          <chart:series chart:style-name="ch10" chart:values-cell-range-address="'Seasons #sessions'.B5:'Seasons #sessions'.E5" chart:label-cell-address="'Seasons #sessions'.A5:'Seasons #sessions'.A5" chart:class="chart:line">
            <chart:data-point chart:repeated="4"/>
          </chart:series>
          <chart:series chart:style-name="ch11" chart:values-cell-range-address="'Seasons #sessions'.B6:'Seasons #sessions'.E6" chart:label-cell-address="'Seasons #sessions'.A6:'Seasons #sessions'.A6" chart:class="chart:line">
            <chart:data-point chart:repeated="4"/>
          </chart:series>
          <chart:series chart:style-name="ch12" chart:values-cell-range-address="'Seasons #sessions'.B7:'Seasons #sessions'.E7" chart:label-cell-address="'Seasons #sessions'.A7:'Seasons #sessions'.A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g</text:p>
                <draw:g>
                  <svg:desc>'Seasons #sessions'.B1:'Seasons #sessions'.E1</svg:desc>
                </draw:g>
              </table:table-cell>
              <table:table-cell office:value-type="string">
                <text:p>summer</text:p>
              </table:table-cell>
              <table:table-cell office:value-type="string">
                <text:p>autumn</text:p>
              </table:table-cell>
              <table:table-cell office:value-type="string">
                <text:p>winter</text:p>
              </table:table-cell>
            </table:table-row>
          </table:table-header-rows>
          <table:table-rows>
            <table:table-row>
              <table:table-cell office:value-type="string">
                <text:p>1399</text:p>
                <draw:g>
                  <svg:desc>'Seasons #sessions'.A2:'Seasons #sessions'.A2</svg:desc>
                </draw:g>
              </table:table-cell>
              <table:table-cell office:value-type="float" office:value="0">
                <text:p>0</text:p>
                <draw:g>
                  <svg:desc>'Seasons #sessions'.B2:'Seasons #sessions'.E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  <draw:g>
                  <svg:desc>'Seasons #sessions'.A3:'Seasons #sessions'.A3</svg:desc>
                </draw:g>
              </table:table-cell>
              <table:table-cell office:value-type="float" office:value="2">
                <text:p>2</text:p>
                <draw:g>
                  <svg:desc>'Seasons #sessions'.B3:'Seasons #sessions'.E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  <draw:g>
                  <svg:desc>'Seasons #sessions'.A4:'Seasons #sessions'.A4</svg:desc>
                </draw:g>
              </table:table-cell>
              <table:table-cell office:value-type="float" office:value="0">
                <text:p>0</text:p>
                <draw:g>
                  <svg:desc>'Seasons #sessions'.B4:'Seasons #sessions'.E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  <draw:g>
                  <svg:desc>'Seasons #sessions'.A5:'Seasons #sessions'.A5</svg:desc>
                </draw:g>
              </table:table-cell>
              <table:table-cell office:value-type="float" office:value="0">
                <text:p>0</text:p>
                <draw:g>
                  <svg:desc>'Seasons #sessions'.B5:'Seasons #sessions'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3</text:p>
                <draw:g>
                  <svg:desc>'Seasons #sessions'.A6:'Seasons #sessions'.A6</svg:desc>
                </draw:g>
              </table:table-cell>
              <table:table-cell office:value-type="float" office:value="5">
                <text:p>5</text:p>
                <draw:g>
                  <svg:desc>'Seasons #sessions'.B6:'Seasons #sessions'.E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4</text:p>
                <draw:g>
                  <svg:desc>'Seasons #sessions'.A7:'Seasons #sessions'.A7</svg:desc>
                </draw:g>
              </table:table-cell>
              <table:table-cell office:value-type="float" office:value="0">
                <text:p>0</text:p>
                <draw:g>
                  <svg:desc>'Seasons #sessions'.B7:'Seasons #sessions'.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mean-valu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link-data-style-to-source="true" chart:mean-value="true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svg:stroke-color="#ff420e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 chart:mean-value="true" chart:data-label-number="value" chart:data-label-text="false" chart:data-label-symbol="false" chart:data-label-series="false" chart:label-position="top"/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>
      <style:graphic-properties svg:stroke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436cm" svg:height="20.489cm" xlink:href=".." xlink:type="simple" chart:class="chart:bar" chart:style-name="ch1">
        <chart:title svg:x="16.31cm" svg:y="0.545cm" chart:style-name="ch2">
          <text:p>Presenters Report</text:p>
        </chart:title>
        <chart:legend chart:legend-position="end" svg:x="32.109cm" svg:y="8.7cm" style:legend-expansion="high" chart:style-name="ch3"/>
        <chart:plot-area chart:style-name="ch4" table:cell-range-address="Presenters.B2:Presenters.B12 Presenters.D1:Presenters.E12 Presenters.G1:Presenters.G12" chart:data-source-has-labels="both" svg:x="0.728cm" svg:y="1.733cm" svg:width="30.653cm" svg:height="18.347cm">
          <chart:coordinate-region svg:x="1.553cm" svg:y="1.932cm" svg:width="29.828cm" svg:height="17.501cm"/>
          <chart:axis chart:dimension="x" chart:name="primary-x" chart:style-name="ch5" chartooo:axis-type="text">
            <chart:categories table:cell-range-address="Presenters.B2:Presenters.B1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Presenters.D2:Presenters.D12" chart:label-cell-address="Presenters.D1:Presenters.D1" chart:class="chart:bar">
            <chart:mean-value chart:style-name="ch9"/>
            <chart:regression-curve chart:style-name="ch10"/>
            <chart:data-point chart:repeated="11"/>
          </chart:series>
          <chart:series chart:style-name="ch11" chart:values-cell-range-address="Presenters.E2:Presenters.E12" chart:label-cell-address="Presenters.E1:Presenters.E1" chart:class="chart:bar">
            <chart:mean-value chart:style-name="ch12"/>
            <chart:regression-curve chart:style-name="ch13"/>
            <chart:data-point chart:repeated="3"/>
            <chart:data-point chart:style-name="ch14"/>
            <chart:data-point chart:repeated="7"/>
          </chart:series>
          <chart:series chart:style-name="ch15" chart:values-cell-range-address="Presenters.G2:Presenters.G12" chart:label-cell-address="Presenters.G1:Presenters.G1" chart:class="chart:bar">
            <chart:mean-value chart:style-name="ch16"/>
            <chart:regression-curve chart:style-name="ch17"/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sessions</text:p>
                <draw:g>
                  <svg:desc>Presenters.D1:Presenters.D1</svg:desc>
                </draw:g>
              </table:table-cell>
              <table:table-cell office:value-type="string">
                <text:p># attendees</text:p>
                <draw:g>
                  <svg:desc>Presenters.E1:Presenters.E1</svg:desc>
                </draw:g>
              </table:table-cell>
              <table:table-cell office:value-type="string">
                <text:p>score</text:p>
                <draw:g>
                  <svg:desc>Presenters.G1:Presenter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</text:p>
                <draw:g>
                  <svg:desc>Presenters.B2:Presenters.B12</svg:desc>
                </draw:g>
              </table:table-cell>
              <table:table-cell office:value-type="float" office:value="3">
                <text:p>3</text:p>
                <draw:g>
                  <svg:desc>Presenters.D2:Presenters.D12</svg:desc>
                </draw:g>
              </table:table-cell>
              <table:table-cell office:value-type="float" office:value="64">
                <text:p>64</text:p>
                <draw:g>
                  <svg:desc>Presenters.E2:Presenters.E12</svg:desc>
                </draw:g>
              </table:table-cell>
              <table:table-cell office:value-type="float" office:value="85.3333333333333">
                <text:p>85.3333333333333</text:p>
                <draw:g>
                  <svg:desc>Presenters.G2:Presenters.G12</svg:desc>
                </draw:g>
              </table:table-cell>
            </table:table-row>
            <table:table-row>
              <table:table-cell office:value-type="string">
                <text:p>امیر محمدی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سجاد سبزه کار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سعید آبادیان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سهراب بهدانی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سید ایلیا زراره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علی عبداللهی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محمد زارع مقدم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محمد مهدی محمدی</text:p>
              </table:table-cell>
              <table:table-cell office:value-type="float" office:value="6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مسعود آجرکاران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هادی مشیدی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79cm" svg:y="0.316cm" chart:style-name="ch2">
          <text:p>Seasons Report (#attendees)</text:p>
        </chart:title>
        <chart:legend chart:legend-position="end" svg:x="13.891cm" svg:y="2.956cm" style:legend-expansion="high" chart:style-name="ch3"/>
        <chart:plot-area chart:style-name="ch4" table:cell-range-address="'Seasons #attendees'.A1:'Seasons #attendees'.E7" chart:data-source-has-labels="both" svg:x="0.32cm" svg:y="1.275cm" svg:width="13.251cm" svg:height="7.545cm">
          <chart:coordinate-region svg:x="1.145cm" svg:y="1.475cm" svg:width="11.965cm" svg:height="6.698cm"/>
          <chart:axis chart:dimension="x" chart:name="primary-x" chart:style-name="ch5" chartooo:axis-type="auto">
            <chartooo:date-scale/>
            <chart:categories table:cell-range-address="'Seasons #attendees'.B1:'Seasons #attendees'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asons #attendees'.B2:'Seasons #attendees'.E2" chart:label-cell-address="'Seasons #attendees'.A2:'Seasons #attendees'.A2" chart:class="chart:line">
            <chart:data-point chart:repeated="4"/>
          </chart:series>
          <chart:series chart:style-name="ch8" chart:values-cell-range-address="'Seasons #attendees'.B3:'Seasons #attendees'.E3" chart:label-cell-address="'Seasons #attendees'.A3:'Seasons #attendees'.A3" chart:class="chart:line">
            <chart:data-point chart:repeated="4"/>
          </chart:series>
          <chart:series chart:style-name="ch9" chart:values-cell-range-address="'Seasons #attendees'.B4:'Seasons #attendees'.E4" chart:label-cell-address="'Seasons #attendees'.A4:'Seasons #attendees'.A4" chart:class="chart:line">
            <chart:data-point chart:repeated="4"/>
          </chart:series>
          <chart:series chart:style-name="ch10" chart:values-cell-range-address="'Seasons #attendees'.B5:'Seasons #attendees'.E5" chart:label-cell-address="'Seasons #attendees'.A5:'Seasons #attendees'.A5" chart:class="chart:line">
            <chart:data-point chart:repeated="4"/>
          </chart:series>
          <chart:series chart:style-name="ch11" chart:values-cell-range-address="'Seasons #attendees'.B6:'Seasons #attendees'.E6" chart:label-cell-address="'Seasons #attendees'.A6:'Seasons #attendees'.A6" chart:class="chart:line">
            <chart:data-point chart:repeated="4"/>
          </chart:series>
          <chart:series chart:style-name="ch12" chart:values-cell-range-address="'Seasons #attendees'.B7:'Seasons #attendees'.E7" chart:label-cell-address="'Seasons #attendees'.A7:'Seasons #attendees'.A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g</text:p>
                <draw:g>
                  <svg:desc>'Seasons #attendees'.B1:'Seasons #attendees'.E1</svg:desc>
                </draw:g>
              </table:table-cell>
              <table:table-cell office:value-type="string">
                <text:p>summer</text:p>
              </table:table-cell>
              <table:table-cell office:value-type="string">
                <text:p>autumn</text:p>
              </table:table-cell>
              <table:table-cell office:value-type="string">
                <text:p>winter</text:p>
              </table:table-cell>
            </table:table-row>
          </table:table-header-rows>
          <table:table-rows>
            <table:table-row>
              <table:table-cell office:value-type="string">
                <text:p>1399</text:p>
                <draw:g>
                  <svg:desc>'Seasons #attendees'.A2:'Seasons #attendees'.A2</svg:desc>
                </draw:g>
              </table:table-cell>
              <table:table-cell office:value-type="float" office:value="0">
                <text:p>0</text:p>
                <draw:g>
                  <svg:desc>'Seasons #attendees'.B2:'Seasons #attendees'.E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  <draw:g>
                  <svg:desc>'Seasons #attendees'.A3:'Seasons #attendees'.A3</svg:desc>
                </draw:g>
              </table:table-cell>
              <table:table-cell office:value-type="float" office:value="0">
                <text:p>0</text:p>
                <draw:g>
                  <svg:desc>'Seasons #attendees'.B3:'Seasons #attendees'.E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  <draw:g>
                  <svg:desc>'Seasons #attendees'.A4:'Seasons #attendees'.A4</svg:desc>
                </draw:g>
              </table:table-cell>
              <table:table-cell office:value-type="float" office:value="0">
                <text:p>0</text:p>
                <draw:g>
                  <svg:desc>'Seasons #attendees'.B4:'Seasons #attendees'.E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  <draw:g>
                  <svg:desc>'Seasons #attendees'.A5:'Seasons #attendees'.A5</svg:desc>
                </draw:g>
              </table:table-cell>
              <table:table-cell office:value-type="float" office:value="0">
                <text:p>0</text:p>
                <draw:g>
                  <svg:desc>'Seasons #attendees'.B5:'Seasons #attendees'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3</text:p>
                <draw:g>
                  <svg:desc>'Seasons #attendees'.A6:'Seasons #attendees'.A6</svg:desc>
                </draw:g>
              </table:table-cell>
              <table:table-cell office:value-type="float" office:value="104">
                <text:p>104</text:p>
                <draw:g>
                  <svg:desc>'Seasons #attendees'.B6:'Seasons #attendees'.E6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04</text:p>
                <draw:g>
                  <svg:desc>'Seasons #attendees'.A7:'Seasons #attendees'.A7</svg:desc>
                </draw:g>
              </table:table-cell>
              <table:table-cell office:value-type="float" office:value="0">
                <text:p>0</text:p>
                <draw:g>
                  <svg:desc>'Seasons #attendees'.B7:'Seasons #attendees'.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mean-value="true" chart:error-upper-range="Stats.O20:Stats.O20" chart:error-lower-range="Stats.O20:Stats.O20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dash" draw:stroke-dash="Long_20_Dash" svg:stroke-color="#ff420e"/>
    </style:style>
    <style:style style:name="ch10" style:family="chart">
      <style:graphic-properties draw:stroke="dash" draw:stroke-dash="Long_20_Dash" svg:stroke-color="#ff420e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5.95cm" svg:height="26.045cm" xlink:href=".." xlink:type="simple" chart:class="chart:bar" chart:style-name="ch1">
        <chart:legend chart:legend-position="end" svg:x="41.111cm" svg:y="12.225cm" style:legend-expansion="high" chart:style-name="ch2"/>
        <chart:plot-area chart:style-name="ch3" table:cell-range-address="Subjects.B2:Subjects.B100 Subjects.D1:Subjects.E27" chart:data-source-has-labels="both" svg:x="0.919cm" svg:y="0.52cm" svg:width="39.273cm" svg:height="25.005cm">
          <chart:coordinate-region svg:x="1.659cm" svg:y="0.719cm" svg:width="38.533cm" svg:height="19.985cm"/>
          <chart:axis chart:dimension="x" chart:name="primary-x" chart:style-name="ch4" chartooo:axis-type="auto">
            <chartooo:date-scale/>
            <chart:categories table:cell-range-address="Subjects.B2:Subjects.B10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ubjects.D2:Subjects.D27" chart:label-cell-address="Subjects.D1:Subjects.D1" chart:class="chart:bar">
            <chart:data-point chart:repeated="26"/>
          </chart:series>
          <chart:series chart:style-name="ch8" chart:values-cell-range-address="Subjects.E2:Subjects.E27" chart:label-cell-address="Subjects.E1:Subjects.E1" chart:class="chart:bar">
            <chart:mean-value chart:style-name="ch9"/>
            <chart:regression-curve chart:style-name="ch10"/>
            <chart:data-point chart:repeated="12"/>
            <chart:data-point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bjects.D1:Subjects.D1</svg:desc>
                </draw:g>
              </table:table-cell>
              <table:table-cell office:value-type="string">
                <text:p/>
                <draw:g>
                  <svg:desc>Subjects.E1:Subjec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i patterns</text:p>
                <draw:g>
                  <svg:desc>Subjects.B2:Subjects.B100</svg:desc>
                </draw:g>
              </table:table-cell>
              <table:table-cell office:value-type="float" office:value="1">
                <text:p>1</text:p>
                <draw:g>
                  <svg:desc>Subjects.D2:Subjects.D27</svg:desc>
                </draw:g>
              </table:table-cell>
              <table:table-cell office:value-type="float" office:value="19">
                <text:p>19</text:p>
                <draw:g>
                  <svg:desc>Subjects.E2:Subjects.E27</svg:desc>
                </draw:g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lean code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tf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inux essentials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arch linux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inciples of Clean Code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everse engineering on android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calability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eb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آزادی نرم‌افزار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آشنایی با citu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آشنایی با docker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آشنایی با nixos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آشنایی با لینوکس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ارائه مشارکت در پروژه متن‌باز postgresql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استگانوگرافی و رمزنگاری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امنیت برنامه‌های تحت وب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راز قتل SQL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عتیقه‌های دیجیتال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فیلترنت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کارگاه گیت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‏مانیتورینگ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مشارکت در کرنل لینوکس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‏هاستینگ (شبکه، لینوکس و چالش‌ها)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